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28.062cm" fo:margin-left="0.242cm" table:align="left" style:writing-mode="lr-tb"/>
    </style:style>
    <style:style style:name="Таблица1.A" style:family="table-column">
      <style:table-column-properties style:column-width="1.651cm"/>
    </style:style>
    <style:style style:name="Таблица1.B" style:family="table-column">
      <style:table-column-properties style:column-width="0.601cm"/>
    </style:style>
    <style:style style:name="Таблица1.C" style:family="table-column">
      <style:table-column-properties style:column-width="1.399cm"/>
    </style:style>
    <style:style style:name="Таблица1.D" style:family="table-column">
      <style:table-column-properties style:column-width="0.893cm"/>
    </style:style>
    <style:style style:name="Таблица1.E" style:family="table-column">
      <style:table-column-properties style:column-width="1.208cm"/>
    </style:style>
    <style:style style:name="Таблица1.F" style:family="table-column">
      <style:table-column-properties style:column-width="0.501cm"/>
    </style:style>
    <style:style style:name="Таблица1.G" style:family="table-column">
      <style:table-column-properties style:column-width="0.499cm"/>
    </style:style>
    <style:style style:name="Таблица1.I" style:family="table-column">
      <style:table-column-properties style:column-width="2.002cm"/>
    </style:style>
    <style:style style:name="Таблица1.J" style:family="table-column">
      <style:table-column-properties style:column-width="0.083cm"/>
    </style:style>
    <style:style style:name="Таблица1.K" style:family="table-column">
      <style:table-column-properties style:column-width="0.168cm"/>
    </style:style>
    <style:style style:name="Таблица1.L" style:family="table-column">
      <style:table-column-properties style:column-width="1.286cm"/>
    </style:style>
    <style:style style:name="Таблица1.M" style:family="table-column">
      <style:table-column-properties style:column-width="2.917cm"/>
    </style:style>
    <style:style style:name="Таблица1.N" style:family="table-column">
      <style:table-column-properties style:column-width="0.425cm"/>
    </style:style>
    <style:style style:name="Таблица1.O" style:family="table-column">
      <style:table-column-properties style:column-width="0.624cm"/>
    </style:style>
    <style:style style:name="Таблица1.P" style:family="table-column">
      <style:table-column-properties style:column-width="2.252cm"/>
    </style:style>
    <style:style style:name="Таблица1.Q" style:family="table-column">
      <style:table-column-properties style:column-width="2.503cm"/>
    </style:style>
    <style:style style:name="Таблица1.R" style:family="table-column">
      <style:table-column-properties style:column-width="0.75cm"/>
    </style:style>
    <style:style style:name="Таблица1.U" style:family="table-column">
      <style:table-column-properties style:column-width="0.101cm"/>
    </style:style>
    <style:style style:name="Таблица1.V" style:family="table-column">
      <style:table-column-properties style:column-width="1.06cm"/>
    </style:style>
    <style:style style:name="Таблица1.W" style:family="table-column">
      <style:table-column-properties style:column-width="0.84cm"/>
    </style:style>
    <style:style style:name="Таблица1.X" style:family="table-column">
      <style:table-column-properties style:column-width="0.459cm"/>
    </style:style>
    <style:style style:name="Таблица1.Y" style:family="table-column">
      <style:table-column-properties style:column-width="0.041cm"/>
    </style:style>
    <style:style style:name="Таблица1.Z" style:family="table-column">
      <style:table-column-properties style:column-width="1cm"/>
    </style:style>
    <style:style style:name="Таблица1.a" style:family="table-column">
      <style:table-column-properties style:column-width="0.053cm"/>
    </style:style>
    <style:style style:name="Таблица1.b" style:family="table-column">
      <style:table-column-properties style:column-width="0.448cm"/>
    </style:style>
    <style:style style:name="Таблица1.c" style:family="table-column">
      <style:table-column-properties style:column-width="0.582cm"/>
    </style:style>
    <style:style style:name="Таблица1.d" style:family="table-column">
      <style:table-column-properties style:column-width="0.711cm"/>
    </style:style>
    <style:style style:name="Таблица1.e" style:family="table-column">
      <style:table-column-properties style:column-width="0.081cm"/>
    </style:style>
    <style:style style:name="Таблица1.f" style:family="table-column">
      <style:table-column-properties style:column-width="0.291cm"/>
    </style:style>
    <style:style style:name="Таблица1.g" style:family="table-column">
      <style:table-column-properties style:column-width="0.086cm"/>
    </style:style>
    <style:style style:name="Таблица1.h" style:family="table-column">
      <style:table-column-properties style:column-width="1.046cm"/>
    </style:style>
    <style:style style:name="Таблица1.1" style:family="table-row">
      <style:table-row-properties style:row-height="0.436cm" fo:keep-together="always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S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h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I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I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5" style:family="table-row">
      <style:table-row-properties style:row-height="1cm" fo:keep-together="always"/>
    </style:style>
    <style:style style:name="Таблица1.T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.f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6" style:family="table-row">
      <style:table-row-properties style:row-height="1.058cm" fo:keep-together="always"/>
    </style:style>
    <style:style style:name="Таблица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.N6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.R6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Таблица1.Z6" style:family="table-cell">
      <style:table-cell-properties style:vertical-align="middle" fo:padding-left="0.191cm" fo:padding-right="0.191cm" fo:padding-top="0cm" fo:padding-bottom="0cm" fo:border-left="none" fo:border-right="1.5pt solid #000000" fo:border-top="1.5pt solid #000000" fo:border-bottom="1.5pt solid #000000" style:writing-mode="lr-tb"/>
    </style:style>
    <style:style style:name="Таблица1.7" style:family="table-row">
      <style:table-row-properties style:row-height="0.882cm" fo:keep-together="always"/>
    </style:style>
    <style:style style:name="Таблица1.M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a7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.g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8" style:family="table-row">
      <style:table-row-properties style:min-row-height="2.223cm" fo:keep-together="always"/>
    </style:style>
    <style:style style:name="Таблица1.Q8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Таблица1.9" style:family="table-row">
      <style:table-row-properties style:min-row-height="0.73cm" fo:keep-together="always"/>
    </style:style>
    <style:style style:name="Таблица1.10" style:family="table-row">
      <style:table-row-properties style:row-height="0.728cm" fo:keep-together="always"/>
    </style:style>
    <style:style style:name="Таблица1.12" style:family="table-row">
      <style:table-row-properties style:row-height="2.223cm" fo:keep-together="always"/>
    </style:style>
    <style:style style:name="Таблица1.Y12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1.13" style:family="table-row">
      <style:table-row-properties style:row-height="6.544cm" fo:keep-together="always"/>
    </style:style>
    <style:style style:name="Таблица1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Таблица1.G13" style:family="table-cell">
      <style:table-cell-properties style:vertical-align="top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X13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1pt solid #000000" style:writing-mode="lr-tb"/>
    </style:style>
    <style:style style:name="Таблица1.14" style:family="table-row">
      <style:table-row-properties style:row-height="0.9cm" fo:keep-together="always"/>
    </style:style>
    <style:style style:name="Таблица1.A1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.C1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.e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2" style:family="table">
      <style:table-properties style:width="28.316cm" table:align="left" style:writing-mode="lr-tb"/>
    </style:style>
    <style:style style:name="Таблица2.A" style:family="table-column">
      <style:table-column-properties style:column-width="1.27cm"/>
    </style:style>
    <style:style style:name="Таблица2.B" style:family="table-column">
      <style:table-column-properties style:column-width="0.531cm"/>
    </style:style>
    <style:style style:name="Таблица2.C" style:family="table-column">
      <style:table-column-properties style:column-width="0.45cm"/>
    </style:style>
    <style:style style:name="Таблица2.D" style:family="table-column">
      <style:table-column-properties style:column-width="0.254cm"/>
    </style:style>
    <style:style style:name="Таблица2.E" style:family="table-column">
      <style:table-column-properties style:column-width="1.498cm"/>
    </style:style>
    <style:style style:name="Таблица2.F" style:family="table-column">
      <style:table-column-properties style:column-width="1.002cm"/>
    </style:style>
    <style:style style:name="Таблица2.H" style:family="table-column">
      <style:table-column-properties style:column-width="1.3cm"/>
    </style:style>
    <style:style style:name="Таблица2.I" style:family="table-column">
      <style:table-column-properties style:column-width="0.452cm"/>
    </style:style>
    <style:style style:name="Таблица2.J" style:family="table-column">
      <style:table-column-properties style:column-width="0.746cm"/>
    </style:style>
    <style:style style:name="Таблица2.K" style:family="table-column">
      <style:table-column-properties style:column-width="0.753cm"/>
    </style:style>
    <style:style style:name="Таблица2.L" style:family="table-column">
      <style:table-column-properties style:column-width="1.147cm"/>
    </style:style>
    <style:style style:name="Таблица2.M" style:family="table-column">
      <style:table-column-properties style:column-width="0.101cm"/>
    </style:style>
    <style:style style:name="Таблица2.N" style:family="table-column">
      <style:table-column-properties style:column-width="0.503cm"/>
    </style:style>
    <style:style style:name="Таблица2.O" style:family="table-column">
      <style:table-column-properties style:column-width="0.556cm"/>
    </style:style>
    <style:style style:name="Таблица2.P" style:family="table-column">
      <style:table-column-properties style:column-width="0.441cm"/>
    </style:style>
    <style:style style:name="Таблица2.R" style:family="table-column">
      <style:table-column-properties style:column-width="0.24cm"/>
    </style:style>
    <style:style style:name="Таблица2.S" style:family="table-column">
      <style:table-column-properties style:column-width="0.265cm"/>
    </style:style>
    <style:style style:name="Таблица2.T" style:family="table-column">
      <style:table-column-properties style:column-width="0.196cm"/>
    </style:style>
    <style:style style:name="Таблица2.U" style:family="table-column">
      <style:table-column-properties style:column-width="0.55cm"/>
    </style:style>
    <style:style style:name="Таблица2.V" style:family="table-column">
      <style:table-column-properties style:column-width="0.261cm"/>
    </style:style>
    <style:style style:name="Таблица2.W" style:family="table-column">
      <style:table-column-properties style:column-width="0.145cm"/>
    </style:style>
    <style:style style:name="Таблица2.X" style:family="table-column">
      <style:table-column-properties style:column-width="0.631cm"/>
    </style:style>
    <style:style style:name="Таблица2.Y" style:family="table-column">
      <style:table-column-properties style:column-width="1.411cm"/>
    </style:style>
    <style:style style:name="Таблица2.Z" style:family="table-column">
      <style:table-column-properties style:column-width="0.549cm"/>
    </style:style>
    <style:style style:name="Таблица2.a" style:family="table-column">
      <style:table-column-properties style:column-width="1.554cm"/>
    </style:style>
    <style:style style:name="Таблица2.b" style:family="table-column">
      <style:table-column-properties style:column-width="0.455cm"/>
    </style:style>
    <style:style style:name="Таблица2.c" style:family="table-column">
      <style:table-column-properties style:column-width="1.051cm"/>
    </style:style>
    <style:style style:name="Таблица2.d" style:family="table-column">
      <style:table-column-properties style:column-width="0.325cm"/>
    </style:style>
    <style:style style:name="Таблица2.e" style:family="table-column">
      <style:table-column-properties style:column-width="0.356cm"/>
    </style:style>
    <style:style style:name="Таблица2.g" style:family="table-column">
      <style:table-column-properties style:column-width="0.252cm"/>
    </style:style>
    <style:style style:name="Таблица2.h" style:family="table-column">
      <style:table-column-properties style:column-width="0.093cm"/>
    </style:style>
    <style:style style:name="Таблица2.i" style:family="table-column">
      <style:table-column-properties style:column-width="0.778cm"/>
    </style:style>
    <style:style style:name="Таблица2.j" style:family="table-column">
      <style:table-column-properties style:column-width="0.536cm"/>
    </style:style>
    <style:style style:name="Таблица2.k" style:family="table-column">
      <style:table-column-properties style:column-width="0.482cm"/>
    </style:style>
    <style:style style:name="Таблица2.l" style:family="table-column">
      <style:table-column-properties style:column-width="0.175cm"/>
    </style:style>
    <style:style style:name="Таблица2.m" style:family="table-column">
      <style:table-column-properties style:column-width="0.445cm"/>
    </style:style>
    <style:style style:name="Таблица2.n" style:family="table-column">
      <style:table-column-properties style:column-width="0.649cm"/>
    </style:style>
    <style:style style:name="Таблица2.o" style:family="table-column">
      <style:table-column-properties style:column-width="0.427cm"/>
    </style:style>
    <style:style style:name="Таблица2.p" style:family="table-column">
      <style:table-column-properties style:column-width="0.041cm"/>
    </style:style>
    <style:style style:name="Таблица2.q" style:family="table-column">
      <style:table-column-properties style:column-width="0.744cm"/>
    </style:style>
    <style:style style:name="Таблица2.r" style:family="table-column">
      <style:table-column-properties style:column-width="0.376cm"/>
    </style:style>
    <style:style style:name="Таблица2.s" style:family="table-column">
      <style:table-column-properties style:column-width="0.572cm"/>
    </style:style>
    <style:style style:name="Таблица2.t" style:family="table-column">
      <style:table-column-properties style:column-width="0.328cm"/>
    </style:style>
    <style:style style:name="Таблица2.u" style:family="table-column">
      <style:table-column-properties style:column-width="0.296cm"/>
    </style:style>
    <style:style style:name="Таблица2.v" style:family="table-column">
      <style:table-column-properties style:column-width="0.076cm"/>
    </style:style>
    <style:style style:name="Таблица2.w" style:family="table-column">
      <style:table-column-properties style:column-width="1.54cm"/>
    </style:style>
    <style:style style:name="Таблица2.1" style:family="table-row">
      <style:table-row-properties style:row-height="0.436cm" fo:keep-together="always"/>
    </style:style>
    <style:style style:name="Таблица2.A1" style:family="table-cell">
      <style:table-cell-properties fo:padding="0cm" fo:border="none"/>
    </style:style>
    <style:style style:name="Таблица2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u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I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2.P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I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5" style:family="table-row">
      <style:table-row-properties style:row-height="0.9cm" fo:keep-together="always"/>
    </style:style>
    <style:style style:name="Таблица2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Y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2.v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2.T6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2.c6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2.n6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0.5pt solid #000000" style:writing-mode="lr-tb"/>
    </style:style>
    <style:style style:name="Таблица2.n9" style:family="table-cell">
      <style:table-cell-properties style:vertical-align="top" fo:padding-left="0.191cm" fo:padding-right="0.191cm" fo:padding-top="0cm" fo:padding-bottom="0cm" fo:border-left="1.5pt solid #000000" fo:border-right="none" fo:border-top="0.5pt solid #000000" fo:border-bottom="1.5pt solid #000000" style:writing-mode="lr-tb"/>
    </style:style>
    <style:style style:name="Таблица2.p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2.v9" style:family="table-cell">
      <style:table-cell-properties style:vertical-align="top"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Таблица2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2.t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2.12" style:family="table-row">
      <style:table-row-properties style:row-height="0.801cm" fo:keep-together="always"/>
    </style:style>
    <style:style style:name="Таблица2.B1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2.E1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.S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t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13" style:family="table-row">
      <style:table-row-properties style:row-height="0.425cm" fo:keep-together="always"/>
    </style:style>
    <style:style style:name="Таблица2.W14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1pt solid #000000" style:writing-mode="lr-tb"/>
    </style:style>
    <style:style style:name="Таблица2.t14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2.A15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15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1pt solid #000000" style:writing-mode="lr-tb"/>
    </style:style>
    <style:style style:name="Таблица2.A1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17" style:family="table-row">
      <style:table-row-properties style:row-height="0.758cm" fo:keep-together="always"/>
    </style:style>
    <style:style style:name="Таблица2.30" style:family="table-row">
      <style:table-row-properties style:row-height="0.349cm" fo:keep-together="always"/>
    </style:style>
    <style:style style:name="Таблица2.A3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2.v3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.5pt solid #000000" style:writing-mode="lr-tb"/>
    </style:style>
    <style:style style:name="Таблица2.A31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2.w3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28.355cm" table:align="left" style:writing-mode="lr-tb"/>
    </style:style>
    <style:style style:name="Таблица3.A" style:family="table-column">
      <style:table-column-properties style:column-width="0.7cm"/>
    </style:style>
    <style:style style:name="Таблица3.B" style:family="table-column">
      <style:table-column-properties style:column-width="0.55cm"/>
    </style:style>
    <style:style style:name="Таблица3.C" style:family="table-column">
      <style:table-column-properties style:column-width="0.45cm"/>
    </style:style>
    <style:style style:name="Таблица3.D" style:family="table-column">
      <style:table-column-properties style:column-width="0.101cm"/>
    </style:style>
    <style:style style:name="Таблица3.G" style:family="table-column">
      <style:table-column-properties style:column-width="1.302cm"/>
    </style:style>
    <style:style style:name="Таблица3.H" style:family="table-column">
      <style:table-column-properties style:column-width="0.751cm"/>
    </style:style>
    <style:style style:name="Таблица3.I" style:family="table-column">
      <style:table-column-properties style:column-width="0.25cm"/>
    </style:style>
    <style:style style:name="Таблица3.J" style:family="table-column">
      <style:table-column-properties style:column-width="1.004cm"/>
    </style:style>
    <style:style style:name="Таблица3.K" style:family="table-column">
      <style:table-column-properties style:column-width="0.748cm"/>
    </style:style>
    <style:style style:name="Таблица3.L" style:family="table-column">
      <style:table-column-properties style:column-width="0.552cm"/>
    </style:style>
    <style:style style:name="Таблица3.M" style:family="table-column">
      <style:table-column-properties style:column-width="0.949cm"/>
    </style:style>
    <style:style style:name="Таблица3.O" style:family="table-column">
      <style:table-column-properties style:column-width="0.753cm"/>
    </style:style>
    <style:style style:name="Таблица3.P" style:family="table-column">
      <style:table-column-properties style:column-width="1.002cm"/>
    </style:style>
    <style:style style:name="Таблица3.Q" style:family="table-column">
      <style:table-column-properties style:column-width="0.247cm"/>
    </style:style>
    <style:style style:name="Таблица3.R" style:family="table-column">
      <style:table-column-properties style:column-width="0.503cm"/>
    </style:style>
    <style:style style:name="Таблица3.T" style:family="table-column">
      <style:table-column-properties style:column-width="0.446cm"/>
    </style:style>
    <style:style style:name="Таблица3.U" style:family="table-column">
      <style:table-column-properties style:column-width="0.254cm"/>
    </style:style>
    <style:style style:name="Таблица3.V" style:family="table-column">
      <style:table-column-properties style:column-width="0.15cm"/>
    </style:style>
    <style:style style:name="Таблица3.X" style:family="table-column">
      <style:table-column-properties style:column-width="0.046cm"/>
    </style:style>
    <style:style style:name="Таблица3.Y" style:family="table-column">
      <style:table-column-properties style:column-width="0.653cm"/>
    </style:style>
    <style:style style:name="Таблица3.Z" style:family="table-column">
      <style:table-column-properties style:column-width="0.258cm"/>
    </style:style>
    <style:style style:name="Таблица3.a" style:family="table-column">
      <style:table-column-properties style:column-width="0.093cm"/>
    </style:style>
    <style:style style:name="Таблица3.b" style:family="table-column">
      <style:table-column-properties style:column-width="1.755cm"/>
    </style:style>
    <style:style style:name="Таблица3.c" style:family="table-column">
      <style:table-column-properties style:column-width="0.198cm"/>
    </style:style>
    <style:style style:name="Таблица3.d" style:family="table-column">
      <style:table-column-properties style:column-width="0.549cm"/>
    </style:style>
    <style:style style:name="Таблица3.e" style:family="table-column">
      <style:table-column-properties style:column-width="1.554cm"/>
    </style:style>
    <style:style style:name="Таблица3.f" style:family="table-column">
      <style:table-column-properties style:column-width="0.455cm"/>
    </style:style>
    <style:style style:name="Таблица3.g" style:family="table-column">
      <style:table-column-properties style:column-width="1.048cm"/>
    </style:style>
    <style:style style:name="Таблица3.i" style:family="table-column">
      <style:table-column-properties style:column-width="0.132cm"/>
    </style:style>
    <style:style style:name="Таблица3.j" style:family="table-column">
      <style:table-column-properties style:column-width="0.871cm"/>
    </style:style>
    <style:style style:name="Таблица3.l" style:family="table-column">
      <style:table-column-properties style:column-width="0.596cm"/>
    </style:style>
    <style:style style:name="Таблица3.m" style:family="table-column">
      <style:table-column-properties style:column-width="0.175cm"/>
    </style:style>
    <style:style style:name="Таблица3.n" style:family="table-column">
      <style:table-column-properties style:column-width="0.376cm"/>
    </style:style>
    <style:style style:name="Таблица3.o" style:family="table-column">
      <style:table-column-properties style:column-width="0.155cm"/>
    </style:style>
    <style:style style:name="Таблица3.s" style:family="table-column">
      <style:table-column-properties style:column-width="1.252cm"/>
    </style:style>
    <style:style style:name="Таблица3.t" style:family="table-column">
      <style:table-column-properties style:column-width="0.053cm"/>
    </style:style>
    <style:style style:name="Таблица3.u" style:family="table-column">
      <style:table-column-properties style:column-width="0.397cm"/>
    </style:style>
    <style:style style:name="Таблица3.v" style:family="table-column">
      <style:table-column-properties style:column-width="1.616cm"/>
    </style:style>
    <style:style style:name="Таблица3.w" style:family="table-column">
      <style:table-column-properties style:column-width="0.041cm"/>
    </style:style>
    <style:style style:name="Таблица3.x" style:family="table-column">
      <style:table-column-properties style:column-width="0.049cm"/>
    </style:style>
    <style:style style:name="Таблица3.y" style:family="table-column">
      <style:table-column-properties style:column-width="0.141cm"/>
    </style:style>
    <style:style style:name="Таблица3.z" style:family="table-column">
      <style:table-column-properties style:column-width="0.048cm"/>
    </style:style>
    <style:style style:name="Таблица3.AA" style:family="table-column">
      <style:table-column-properties style:column-width="1.588cm"/>
    </style:style>
    <style:style style:name="Таблица3.1" style:family="table-row">
      <style:table-row-properties style:row-height="0.436cm" fo:keep-together="always"/>
    </style:style>
    <style:style style:name="Таблица3.A1" style:family="table-cell">
      <style:table-cell-properties fo:padding="0cm" fo:border="none"/>
    </style:style>
    <style:style style:name="Таблица3.h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w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M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3.T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M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5" style:family="table-row">
      <style:table-row-properties style:row-height="1cm" fo:keep-together="always"/>
    </style:style>
    <style:style style:name="Таблица3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x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c6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3.q6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Таблица3.AA6" style:family="table-cell">
      <style:table-cell-properties style:vertical-align="middle" fo:padding-left="0.191cm" fo:padding-right="0.191cm" fo:padding-top="0cm" fo:padding-bottom="0cm" fo:border-left="none" fo:border-right="1.5pt solid #000000" fo:border-top="1.5pt solid #000000" fo:border-bottom="1.5pt solid #000000" style:writing-mode="lr-tb"/>
    </style:style>
    <style:style style:name="Таблица3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3.C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Y9" style:family="table-cell">
      <style:table-cell-properties style:vertical-align="bottom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3.y9" style:family="table-cell">
      <style:table-cell-properties style:vertical-align="bottom" fo:padding-left="0.191cm" fo:padding-right="0.191cm" fo:padding-top="0cm" fo:padding-bottom="0cm" fo:border="1pt solid #000000" style:writing-mode="lr-tb"/>
    </style:style>
    <style:style style:name="Таблица3.11" style:family="table-row">
      <style:table-row-properties style:row-height="0.758cm" fo:keep-together="always"/>
    </style:style>
    <style:style style:name="Таблица3.27" style:family="table-row">
      <style:table-row-properties style:row-height="0.76cm" fo:keep-together="always"/>
    </style:style>
    <style:style style:name="Таблица3.28" style:family="table-row">
      <style:table-row-properties style:row-height="0.349cm" fo:keep-together="always"/>
    </style:style>
    <style:style style:name="Таблица3.A2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3.z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.29" style:family="table-row">
      <style:table-row-properties style:row-height="0.9cm" fo:keep-together="always"/>
    </style:style>
    <style:style style:name="Таблица3.A29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3.AA2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style:snap-to-layout-grid="false"/>
      <style:text-properties fo:font-size="12pt" style:font-size-asian="12pt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font-size="10pt" style:font-size-asian="10pt"/>
    </style:style>
    <style:style style:name="P5" style:family="paragraph" style:parent-style-name="Standard">
      <style:paragraph-properties style:snap-to-layout-grid="false"/>
      <style:text-properties fo:font-size="10pt" style:font-size-asian="10pt"/>
    </style:style>
    <style:style style:name="P6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8" style:family="paragraph" style:parent-style-name="Standard">
      <style:paragraph-properties style:snap-to-layout-grid="false"/>
      <style:text-properties fo:font-size="10pt" fo:language="zxx" fo:country="none" style:font-size-asian="10pt" style:language-asian="zxx" style:country-asian="none"/>
    </style:style>
    <style:style style:name="P9" style:family="paragraph" style:parent-style-name="Standard">
      <style:text-properties fo:font-size="8pt" style:font-size-asian="8pt"/>
    </style:style>
    <style:style style:name="P10" style:family="paragraph" style:parent-style-name="Standard">
      <style:paragraph-properties style:snap-to-layout-grid="false"/>
      <style:text-properties fo:font-size="8pt" style:font-size-asian="8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Header">
      <style:paragraph-properties fo:text-align="center" style:justify-single-word="false" style:snap-to-layout-grid="false">
        <style:tab-stops/>
      </style:paragraph-properties>
    </style:style>
    <style:style style:name="P14" style:family="paragraph" style:parent-style-name="Standard">
      <style:paragraph-properties fo:text-align="center" style:justify-single-word="false"/>
      <style:text-properties fo:font-size="18pt" style:font-size-asian="18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8pt" style:font-size-asian="18pt"/>
    </style:style>
    <style:style style:name="P16" style:family="paragraph" style:parent-style-name="Header">
      <style:paragraph-properties fo:text-align="center" style:justify-single-word="false" style:snap-to-layout-grid="false"/>
      <style:text-properties fo:font-size="18pt" style:font-size-asian="18pt"/>
    </style:style>
    <style:style style:name="P17" style:family="paragraph" style:parent-style-name="Standard">
      <style:paragraph-properties fo:text-align="center" style:justify-single-word="false" style:snap-to-layout-grid="false">
        <style:tab-stops>
          <style:tab-stop style:position="7.502cm"/>
          <style:tab-stop style:position="28.504cm"/>
        </style:tab-stops>
      </style:paragraph-properties>
      <style:text-properties fo:font-size="18pt" style:font-size-asian="18pt"/>
    </style:style>
    <style:style style:name="P18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font-size="18pt" style:font-size-asian="18pt"/>
    </style:style>
    <style:style style:name="P19" style:family="paragraph" style:parent-style-name="Standard">
      <style:paragraph-properties style:snap-to-layout-grid="false"/>
      <style:text-properties fo:font-size="18pt" style:font-size-asian="18pt"/>
    </style:style>
    <style:style style:name="P20" style:family="paragraph" style:parent-style-name="Standard">
      <style:text-properties fo:font-size="18pt" style:font-size-asian="18pt" style:font-size-complex="18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8pt" officeooo:rsid="0001c1eb" officeooo:paragraph-rsid="0001c1eb" style:font-size-asian="18pt"/>
    </style:style>
    <style:style style:name="P22" style:family="paragraph" style:parent-style-name="Header">
      <style:paragraph-properties style:snap-to-layout-grid="false">
        <style:tab-stops/>
      </style:paragraph-properties>
      <style:text-properties fo:font-size="18pt" style:font-size-asian="18pt"/>
    </style:style>
    <style:style style:name="P23" style:family="paragraph" style:parent-style-name="Header">
      <style:paragraph-properties fo:margin-left="0.31cm" fo:margin-right="0.347cm" fo:line-height="0.755cm" fo:text-align="justify" style:justify-single-word="false" fo:text-indent="0cm" style:auto-text-indent="false">
        <style:tab-stops/>
      </style:paragraph-properties>
      <style:text-properties fo:font-size="18pt" style:font-size-asian="18pt"/>
    </style:style>
    <style:style style:name="P24" style:family="paragraph" style:parent-style-name="Header">
      <style:paragraph-properties fo:margin-left="0.31cm" fo:margin-right="0.347cm" fo:line-height="0.755cm" fo:text-align="center" style:justify-single-word="false" fo:text-indent="0cm" style:auto-text-indent="false">
        <style:tab-stops/>
      </style:paragraph-properties>
      <style:text-properties fo:font-size="18pt" style:font-size-asian="18pt"/>
    </style:style>
    <style:style style:name="P25" style:family="paragraph" style:parent-style-name="Standard">
      <style:paragraph-properties style:snap-to-layout-grid="false"/>
      <style:text-properties fo:font-weight="bold" style:font-weight-asian="bold"/>
    </style:style>
    <style:style style:name="P2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29" style:family="paragraph" style:parent-style-name="Standard">
      <style:paragraph-properties style:snap-to-layout-grid="false"/>
      <style:text-properties fo:font-size="11pt" style:font-size-asian="11pt"/>
    </style:style>
    <style:style style:name="P30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31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32" style:family="paragraph" style:parent-style-name="Standard">
      <style:paragraph-properties style:snap-to-layout-grid="false"/>
      <style:text-properties fo:font-size="9pt" fo:font-weight="bold" style:font-size-asian="9pt" style:font-weight-asian="bold" style:font-size-complex="9pt"/>
    </style:style>
    <style:style style:name="P33" style:family="paragraph" style:parent-style-name="Standard">
      <style:paragraph-properties style:snap-to-layout-grid="false"/>
      <style:text-properties fo:font-size="16pt" style:font-size-asian="16pt" style:font-size-complex="16pt"/>
    </style:style>
    <style:style style:name="P34" style:family="paragraph" style:parent-style-name="Standard">
      <style:paragraph-properties fo:text-align="center" style:justify-single-word="false" style:snap-to-layout-grid="false"/>
      <style:text-properties fo:font-size="16pt" style:font-size-asian="16pt" style:font-size-complex="16pt"/>
    </style:style>
    <style:style style:name="P35" style:family="paragraph" style:parent-style-name="Header">
      <style:paragraph-properties fo:margin-left="0.31cm" fo:margin-right="0.347cm" fo:line-height="0.755cm" fo:text-align="justify" style:justify-single-word="false" fo:text-indent="0cm" style:auto-text-indent="false">
        <style:tab-stops/>
      </style:paragraph-properties>
      <style:text-properties fo:font-size="16pt" style:font-size-asian="16pt" style:font-size-complex="16pt"/>
    </style:style>
    <style:style style:name="P36" style:family="paragraph" style:parent-style-name="Header">
      <style:paragraph-properties fo:margin-left="0.31cm" fo:margin-right="0.319cm" fo:line-height="0.755cm" fo:text-align="justify" style:justify-single-word="false" fo:text-indent="0cm" style:auto-text-indent="false">
        <style:tab-stops/>
      </style:paragraph-properties>
      <style:text-properties fo:font-size="16pt" style:font-size-asian="16pt" style:font-size-complex="16pt"/>
    </style:style>
    <style:style style:name="P37" style:family="paragraph" style:parent-style-name="Header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fo:font-size="16pt" style:font-size-asian="16pt" style:font-size-complex="16pt"/>
    </style:style>
    <style:style style:name="P38" style:family="paragraph" style:parent-style-name="Standard">
      <style:text-properties style:font-size-complex="14pt"/>
    </style:style>
    <style:style style:name="P39" style:family="paragraph" style:parent-style-name="Header">
      <style:paragraph-properties style:snap-to-layout-grid="false">
        <style:tab-stops/>
      </style:paragraph-properties>
    </style:style>
    <style:style style:name="P40" style:family="paragraph" style:parent-style-name="Header">
      <style:paragraph-properties style:snap-to-layout-grid="false">
        <style:tab-stops/>
      </style:paragraph-properties>
      <style:text-properties fo:font-size="6pt" fo:language="zxx" fo:country="none" style:font-size-asian="6pt" style:language-asian="zxx" style:country-asian="none" style:font-size-complex="6pt"/>
    </style:style>
    <style:style style:name="P41" style:family="paragraph" style:parent-style-name="Header">
      <style:paragraph-properties fo:margin-left="0.31cm" fo:margin-right="0.347cm" fo:line-height="0.755cm" fo:text-align="justify" style:justify-single-word="false" fo:text-indent="0cm" style:auto-text-indent="false">
        <style:tab-stops/>
      </style:paragraph-properties>
    </style:style>
    <style:style style:name="P42" style:family="paragraph" style:parent-style-name="Text_20_body" style:master-page-name="Standard">
      <style:paragraph-properties style:page-number="auto"/>
      <style:text-properties fo:font-size="6pt" style:font-size-asian="6pt" style:font-size-complex="6pt"/>
    </style:style>
    <style:style style:name="P43" style:family="paragraph" style:parent-style-name="Standard" style:master-page-name="Преобразование_20_1">
      <style:paragraph-properties style:page-number="auto"/>
      <style:text-properties fo:font-size="8pt" style:font-size-asian="8pt"/>
    </style:style>
    <style:style style:name="P44" style:family="paragraph" style:parent-style-name="Header">
      <style:paragraph-properties fo:margin-left="0.31cm" fo:margin-right="0.347cm" fo:line-height="0.755cm" fo:text-align="justify" style:justify-single-word="false" fo:text-indent="0cm" style:auto-text-indent="false" style:snap-to-layout-grid="false">
        <style:tab-stops/>
      </style:paragraph-properties>
      <style:text-properties fo:font-size="18pt" style:font-size-asian="18pt"/>
    </style:style>
    <style:style style:name="P45" style:family="paragraph" style:parent-style-name="Heading_20_3">
      <style:paragraph-properties style:snap-to-layout-grid="false"/>
      <style:text-properties fo:font-size="24pt" fo:font-weight="bold" style:font-size-asian="24pt" style:font-weight-asian="bold"/>
    </style:style>
    <style:style style:name="P46" style:family="paragraph">
      <loext:graphic-properties draw:fill="none" draw:fill-color="#ffffff"/>
      <style:paragraph-properties fo:text-align="center" style:writing-mode="lr-tb"/>
    </style:style>
    <style:style style:name="P47" style:family="paragraph">
      <style:paragraph-properties fo:text-align="center"/>
      <style:text-properties fo:font-size="12pt"/>
    </style:style>
    <style:style style:name="P48" style:family="paragraph">
      <style:paragraph-properties fo:text-align="center"/>
    </style:style>
    <style:style style:name="T1" style:family="text">
      <style:text-properties fo:font-size="11pt" style:font-size-asian="11pt"/>
    </style:style>
    <style:style style:name="T2" style:family="text">
      <style:text-properties style:text-position="sub 58%" fo:font-size="11pt" style:font-size-asian="11pt"/>
    </style:style>
    <style:style style:name="T3" style:family="text">
      <style:text-properties officeooo:rsid="0006edac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gr1" style:family="graphic">
      <style:graphic-properties style:run-through="background" style:vertical-pos="from-top" style:vertical-rel="paragraph" style:horizontal-pos="from-left" style:horizontal-rel="paragraph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gr4" style:family="graphic">
      <style:graphic-properties style:run-through="foreground"/>
    </style:style>
    <style:style style:name="gr5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F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column table:style-name="Таблица1.R"/>
        <table:table-column table:style-name="Таблица1.G"/>
        <table:table-column table:style-name="Таблица1.F"/>
        <table:table-column table:style-name="Таблица1.U"/>
        <table:table-column table:style-name="Таблица1.V"/>
        <table:table-column table:style-name="Таблица1.W"/>
        <table:table-column table:style-name="Таблица1.X"/>
        <table:table-column table:style-name="Таблица1.Y"/>
        <table:table-column table:style-name="Таблица1.Z"/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table:number-columns-spanned="8" office:value-type="string">
            <text:p text:style-name="P40"><draw:frame draw:style-name="fr1" draw:name="Врезка1" text:anchor-type="char" svg:x="22.183cm" svg:y="-0.84cm" svg:width="6.244cm" svg:height="0.776cm" draw:z-index="2"><draw:text-box><text:p text:style-name="P1">ГОСТ 3.1105 – 84 <text:s text:c="2"/>Форма 2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S1" table:number-columns-spanned="3" office:value-type="string">
            <text:p text:style-name="P3"/>
          </table:table-cell>
          <table:covered-table-cell/>
          <table:covered-table-cell/>
          <table:table-cell table:style-name="Таблица1.S1" office:value-type="string">
            <text:p text:style-name="P3"/>
          </table:table-cell>
          <table:table-cell table:style-name="Таблица1.S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1.S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1" office:value-type="string">
            <text:p text:style-name="P3"/>
          </table:table-cell>
        </table:table-row>
        <table:table-row table:style-name="Таблица1.1">
          <table:table-cell table:style-name="Таблица1.S1" office:value-type="string">
            <text:p text:style-name="P4"/>
          </table:table-cell>
          <table:table-cell table:style-name="Таблица1.S1" table:number-columns-spanned="2" office:value-type="string">
            <text:p text:style-name="P3"/>
          </table:table-cell>
          <table:covered-table-cell/>
          <table:table-cell table:style-name="Таблица1.S1" table:number-columns-spanned="2" office:value-type="string">
            <text:p text:style-name="P3"/>
          </table:table-cell>
          <table:covered-table-cell/>
          <table:table-cell table:style-name="Таблица1.S1" table:number-columns-spanned="3" office:value-type="string">
            <text:p text:style-name="P3"/>
          </table:table-cell>
          <table:covered-table-cell/>
          <table:covered-table-cell/>
          <table:table-cell table:style-name="Таблица1.I2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S1" table:number-columns-spanned="3" office:value-type="string">
            <text:p text:style-name="P3"/>
          </table:table-cell>
          <table:covered-table-cell/>
          <table:covered-table-cell/>
          <table:table-cell table:style-name="Таблица1.S1" office:value-type="string">
            <text:p text:style-name="P3"/>
          </table:table-cell>
          <table:table-cell table:style-name="Таблица1.S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1.S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1" office:value-type="string">
            <text:p text:style-name="P3"/>
          </table:table-cell>
        </table:table-row>
        <table:table-row table:style-name="Таблица1.1">
          <table:table-cell table:style-name="Таблица1.S1" office:value-type="string">
            <text:p text:style-name="P4"/>
          </table:table-cell>
          <table:table-cell table:style-name="Таблица1.S1" table:number-columns-spanned="2" office:value-type="string">
            <text:p text:style-name="P3"/>
          </table:table-cell>
          <table:covered-table-cell/>
          <table:table-cell table:style-name="Таблица1.S1" table:number-columns-spanned="2" office:value-type="string">
            <text:p text:style-name="P3"/>
          </table:table-cell>
          <table:covered-table-cell/>
          <table:table-cell table:style-name="Таблица1.S1" table:number-columns-spanned="3" office:value-type="string">
            <text:p text:style-name="P3"/>
          </table:table-cell>
          <table:covered-table-cell/>
          <table:covered-table-cell/>
          <table:table-cell table:style-name="Таблица1.I2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S1" table:number-columns-spanned="3" office:value-type="string">
            <text:p text:style-name="P3"/>
          </table:table-cell>
          <table:covered-table-cell/>
          <table:covered-table-cell/>
          <table:table-cell table:style-name="Таблица1.S1" office:value-type="string">
            <text:p text:style-name="P3"/>
          </table:table-cell>
          <table:table-cell table:style-name="Таблица1.S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1.S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1" office:value-type="string">
            <text:p text:style-name="P3"/>
          </table:table-cell>
        </table:table-row>
        <table:table-row table:style-name="Таблица1.1">
          <table:table-cell table:style-name="Таблица1.S1" office:value-type="string">
            <text:p text:style-name="P4"/>
          </table:table-cell>
          <table:table-cell table:style-name="Таблица1.S1" table:number-columns-spanned="2" office:value-type="string">
            <text:p text:style-name="P2"/>
          </table:table-cell>
          <table:covered-table-cell/>
          <table:table-cell table:style-name="Таблица1.S1" table:number-columns-spanned="2" office:value-type="string">
            <text:p text:style-name="P2"/>
          </table:table-cell>
          <table:covered-table-cell/>
          <table:table-cell table:style-name="Таблица1.S1" table:number-columns-spanned="3" office:value-type="string">
            <text:p text:style-name="P10"/>
          </table:table-cell>
          <table:covered-table-cell/>
          <table:covered-table-cell/>
          <table:table-cell table:style-name="Таблица1.I4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S1" table:number-columns-spanned="3" office:value-type="string">
            <text:p text:style-name="P5"/>
          </table:table-cell>
          <table:covered-table-cell/>
          <table:covered-table-cell/>
          <table:table-cell table:style-name="Таблица1.S1" office:value-type="string">
            <text:p text:style-name="P5"/>
          </table:table-cell>
          <table:table-cell table:style-name="Таблица1.S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Таблица1.S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1" office:value-type="string">
            <text:p text:style-name="P5"/>
          </table:table-cell>
        </table:table-row>
        <table:table-row table:style-name="Таблица1.5">
          <table:table-cell table:style-name="Таблица1.S1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T5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T5" table:number-columns-spanned="3" office:value-type="string">
            <text:p text:style-name="P15"/>
          </table:table-cell>
          <table:covered-table-cell/>
          <table:covered-table-cell/>
          <table:table-cell table:style-name="Таблица1.f5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1.6">
          <table:table-cell table:style-name="Таблица1.A6" table:number-rows-spanned="2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6" table:number-columns-spanned="2" office:value-type="string">
            <text:p text:style-name="P11"/>
          </table:table-cell>
          <table:covered-table-cell/>
          <table:table-cell table:style-name="Таблица1.N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1.R6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Z6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7">
          <table:covered-table-cell table:style-name="Таблица1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S1" office:value-type="string">
            <text:p text:style-name="P3"/>
          </table:table-cell>
          <table:table-cell table:style-name="Таблица1.M7" table:number-columns-spanned="14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7" table:number-columns-spanned="3" office:value-type="string">
            <text:p text:style-name="P15"/>
          </table:table-cell>
          <table:covered-table-cell/>
          <table:covered-table-cell/>
          <table:table-cell table:style-name="Таблица1.a7" table:number-columns-spanned="3" office:value-type="string">
            <text:p text:style-name="P15"/>
          </table:table-cell>
          <table:covered-table-cell/>
          <table:covered-table-cell/>
          <table:table-cell table:style-name="Таблица1.g7" table:number-columns-spanned="2" office:value-type="string">
            <text:p text:style-name="P15"/>
          </table:table-cell>
          <table:covered-table-cell/>
        </table:table-row>
        <table:table-row table:style-name="Таблица1.8">
          <table:table-cell table:style-name="Таблица1.I4" table:number-rows-spanned="4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"/>
          </table:table-cell>
          <table:covered-table-cell/>
          <table:table-cell table:style-name="Таблица1.Q8" table:number-rows-spanned="4" table:number-columns-spanned="1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covered-table-cell table:style-name="Таблица1.I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 table:style-name="Таблица1.Q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I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 table:style-name="Таблица1.Q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I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 table:style-name="Таблица1.Q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table-cell table:style-name="Таблица1.I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1.A1" table:number-columns-spanned="20" office:value-type="string">
            <text:h text:style-name="P45" text:outline-level="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Y12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13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G13" office:value-type="string">
            <text:p text:style-name="P19"/>
          </table:table-cell>
          <table:table-cell table:style-name="Таблица1.G13" table:number-columns-spanned="2" office:value-type="string">
            <text:p text:style-name="P19"/>
          </table:table-cell>
          <table:covered-table-cell/>
          <table:table-cell table:style-name="Таблица1.G1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G13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Таблица1.G13" table:number-columns-spanned="3" office:value-type="string">
            <text:p text:style-name="P19"/>
          </table:table-cell>
          <table:covered-table-cell/>
          <table:covered-table-cell/>
          <table:table-cell table:style-name="Таблица1.X13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4">
          <table:table-cell table:style-name="Таблица1.A14" table:number-columns-spanned="2" office:value-type="string">
            <text:p text:style-name="P14"/>
          </table:table-cell>
          <table:covered-table-cell/>
          <table:table-cell table:style-name="Таблица1.C14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14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e14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43"/>
      <text:p text:style-name="P9"/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 table:number-columns-repeated="2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column table:style-name="Таблица2.N"/>
        <table:table-column table:style-name="Таблица2.O"/>
        <table:table-column table:style-name="Таблица2.P"/>
        <table:table-column table:style-name="Таблица2.D"/>
        <table:table-column table:style-name="Таблица2.R"/>
        <table:table-column table:style-name="Таблица2.S"/>
        <table:table-column table:style-name="Таблица2.T"/>
        <table:table-column table:style-name="Таблица2.U"/>
        <table:table-column table:style-name="Таблица2.V"/>
        <table:table-column table:style-name="Таблица2.W"/>
        <table:table-column table:style-name="Таблица2.X"/>
        <table:table-column table:style-name="Таблица2.Y"/>
        <table:table-column table:style-name="Таблица2.Z"/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V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column table:style-name="Таблица2.n"/>
        <table:table-column table:style-name="Таблица2.o"/>
        <table:table-column table:style-name="Таблица2.p"/>
        <table:table-column table:style-name="Таблица2.q"/>
        <table:table-column table:style-name="Таблица2.r"/>
        <table:table-column table:style-name="Таблица2.s"/>
        <table:table-column table:style-name="Таблица2.t"/>
        <table:table-column table:style-name="Таблица2.u"/>
        <table:table-column table:style-name="Таблица2.v"/>
        <table:table-column table:style-name="Таблица2.w"/>
        <table:table-row table:style-name="Таблица2.1">
          <table:table-cell table:style-name="Таблица2.A1" table:number-columns-spanned="29" office:value-type="string">
            <text:p text:style-name="Table_20_Heading"/>
            <text:p text:style-name="Table_20_Heading"/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d1" table:number-columns-spanned="5" office:value-type="string">
            <text:p text:style-name="P8"><draw:frame draw:style-name="fr1" draw:name="Врезка2" text:anchor-type="char" svg:x="22.789cm" svg:y="-0.794cm" svg:width="5.639cm" svg:height="0.647cm" draw:z-index="3"><draw:text-box><text:p text:style-name="P1">ГОСТ 3.1407-86 <text:s/>Форма 1</text:p></draw:text-box></draw:frame></text:p>
          </table:table-cell>
          <table:covered-table-cell/>
          <table:covered-table-cell/>
          <table:covered-table-cell/>
          <table:covered-table-cell/>
          <table:table-cell table:style-name="Таблица2.d1" table:number-columns-spanned="2" office:value-type="string">
            <text:p text:style-name="P5"/>
          </table:table-cell>
          <table:covered-table-cell/>
          <table:table-cell table:style-name="Таблица2.d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d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2.u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Таблица2.1">
          <table:table-cell table:style-name="Таблица2.d1" table:number-columns-spanned="2" office:value-type="string">
            <text:p text:style-name="P4">Дубл.</text:p>
          </table:table-cell>
          <table:covered-table-cell/>
          <table:table-cell table:style-name="Таблица2.d1" table:number-columns-spanned="3" office:value-type="string">
            <text:p text:style-name="P3"/>
          </table:table-cell>
          <table:covered-table-cell/>
          <table:covered-table-cell/>
          <table:table-cell table:style-name="Таблица2.d1" table:number-columns-spanned="2" office:value-type="string">
            <text:p text:style-name="P3"/>
          </table:table-cell>
          <table:covered-table-cell/>
          <table:table-cell table:style-name="Таблица2.d1" office:value-type="string">
            <text:p text:style-name="P3"/>
          </table:table-cell>
          <table:table-cell table:style-name="Таблица2.I2" table:number-columns-spanned="7" office:value-type="string">
            <text:p text:style-name="Standard"><text:s text:c="1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P2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d1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Таблица2.d1" table:number-columns-spanned="2" office:value-type="string">
            <text:p text:style-name="P3"/>
          </table:table-cell>
          <table:covered-table-cell/>
          <table:table-cell table:style-name="Таблица2.d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d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u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Таблица2.1">
          <table:table-cell table:style-name="Таблица2.d1" table:number-columns-spanned="2" office:value-type="string">
            <text:p text:style-name="P4">Взам.</text:p>
          </table:table-cell>
          <table:covered-table-cell/>
          <table:table-cell table:style-name="Таблица2.d1" table:number-columns-spanned="3" office:value-type="string">
            <text:p text:style-name="P3"/>
          </table:table-cell>
          <table:covered-table-cell/>
          <table:covered-table-cell/>
          <table:table-cell table:style-name="Таблица2.d1" table:number-columns-spanned="2" office:value-type="string">
            <text:p text:style-name="P3"/>
          </table:table-cell>
          <table:covered-table-cell/>
          <table:table-cell table:style-name="Таблица2.d1" office:value-type="string">
            <text:p text:style-name="P3"/>
          </table:table-cell>
          <table:table-cell table:style-name="Таблица2.I3" table:number-rows-spanned="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d1" table:number-columns-spanned="3" office:value-type="string">
            <text:p text:style-name="P3"/>
          </table:table-cell>
          <table:covered-table-cell/>
          <table:covered-table-cell/>
          <table:table-cell table:style-name="Таблица2.d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d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d1" table:number-columns-spanned="2" office:value-type="string">
            <text:p text:style-name="P3"/>
          </table:table-cell>
          <table:covered-table-cell/>
          <table:table-cell table:style-name="Таблица2.d1" table:number-columns-spanned="2" office:value-type="string">
            <text:p text:style-name="P3"/>
          </table:table-cell>
          <table:covered-table-cell/>
          <table:table-cell table:style-name="Таблица2.d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d1" table:number-columns-spanned="2" office:value-type="string">
            <text:p text:style-name="P3"/>
          </table:table-cell>
          <table:covered-table-cell/>
          <table:table-cell table:style-name="Таблица2.d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d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u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Таблица2.1">
          <table:table-cell table:style-name="Таблица2.d1" table:number-columns-spanned="2" office:value-type="string">
            <text:p text:style-name="P4">Подл.</text:p>
          </table:table-cell>
          <table:covered-table-cell/>
          <table:table-cell table:style-name="Таблица2.d1" table:number-columns-spanned="3" office:value-type="string">
            <text:p text:style-name="P2"/>
          </table:table-cell>
          <table:covered-table-cell/>
          <table:covered-table-cell/>
          <table:table-cell table:style-name="Таблица2.d1" table:number-columns-spanned="2" office:value-type="string">
            <text:p text:style-name="P2"/>
          </table:table-cell>
          <table:covered-table-cell/>
          <table:table-cell table:style-name="Таблица2.d1" office:value-type="string">
            <text:p text:style-name="P10"/>
          </table:table-cell>
          <table:covered-table-cell table:style-name="Таблица2.I3"/>
          <table:covered-table-cell/>
          <table:covered-table-cell/>
          <table:covered-table-cell/>
          <table:covered-table-cell/>
          <table:covered-table-cell/>
          <table:table-cell table:style-name="Таблица2.d1" table:number-columns-spanned="3" office:value-type="string">
            <text:p text:style-name="P3"/>
          </table:table-cell>
          <table:covered-table-cell/>
          <table:covered-table-cell/>
          <table:table-cell table:style-name="Таблица2.d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d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d1" table:number-columns-spanned="2" office:value-type="string">
            <text:p text:style-name="P3"/>
          </table:table-cell>
          <table:covered-table-cell/>
          <table:table-cell table:style-name="Таблица2.d1" table:number-columns-spanned="2" office:value-type="string">
            <text:p text:style-name="P3"/>
          </table:table-cell>
          <table:covered-table-cell/>
          <table:table-cell table:style-name="Таблица2.d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d1" table:number-columns-spanned="2" office:value-type="string">
            <text:p text:style-name="P3"/>
          </table:table-cell>
          <table:covered-table-cell/>
          <table:table-cell table:style-name="Таблица2.d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d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u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Таблица2.5">
          <table:table-cell table:style-name="Таблица2.A5" table:number-columns-spanned="24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Y5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Y5" table:number-columns-spanned="11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Y5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Таблица2.v5" table:number-columns-spanned="2" office:value-type="string">
            <text:p text:style-name="P15"/>
          </table:table-cell>
          <table:covered-table-cell/>
        </table:table-row>
        <table:table-row table:style-name="Таблица2.1">
          <table:table-cell table:style-name="Таблица2.A5" table:number-columns-spanned="4" office:value-type="string">
            <text:p text:style-name="P4">Разработал</text:p>
          </table:table-cell>
          <table:covered-table-cell/>
          <table:covered-table-cell/>
          <table:covered-table-cell/>
          <table:table-cell table:style-name="Таблица2.d1" table:number-columns-spanned="3" office:value-type="string">
            <text:p text:style-name="P27"/>
          </table:table-cell>
          <table:covered-table-cell/>
          <table:covered-table-cell/>
          <table:table-cell table:style-name="Таблица2.d1" table:number-columns-spanned="2" office:value-type="string">
            <text:p text:style-name="P3"/>
          </table:table-cell>
          <table:covered-table-cell/>
          <table:table-cell table:style-name="Таблица2.d1" table:number-columns-spanned="2" office:value-type="string">
            <text:p text:style-name="P32"/>
          </table:table-cell>
          <table:covered-table-cell/>
          <table:table-cell table:style-name="Таблица2.A5" table:number-rows-spanned="3" table:number-columns-spanned="8" office:value-type="string">
            <text:p text:style-name="P26">ОАО</text:p>
            <text:p text:style-name="P26">«Авангард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T6" table:number-rows-spanned="3" table:number-columns-spanned="9" office:value-type="string">
            <text:p text:style-name="P20">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c6" table:number-rows-spanned="3" table:number-columns-spanned="11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6" table:number-rows-spanned="3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5" table:number-columns-spanned="4" office:value-type="string">
            <text:p text:style-name="P4">Проверил</text:p>
          </table:table-cell>
          <table:covered-table-cell/>
          <table:covered-table-cell/>
          <table:covered-table-cell/>
          <table:table-cell table:style-name="Таблица2.d1" table:number-columns-spanned="3" office:value-type="string">
            <text:p text:style-name="P27"/>
          </table:table-cell>
          <table:covered-table-cell/>
          <table:covered-table-cell/>
          <table:table-cell table:style-name="Таблица2.d1" table:number-columns-spanned="2" office:value-type="string">
            <text:p text:style-name="P29"/>
          </table:table-cell>
          <table:covered-table-cell/>
          <table:table-cell table:style-name="Таблица2.d1" table:number-columns-spanned="2" office:value-type="string">
            <text:p text:style-name="P3"/>
          </table:table-cell>
          <table:covered-table-cell/>
          <table:covered-table-cell table:style-name="Таблица2.A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T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c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n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5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2.d1" table:number-columns-spanned="3" office:value-type="string">
            <text:p text:style-name="P25"/>
          </table:table-cell>
          <table:covered-table-cell/>
          <table:covered-table-cell/>
          <table:table-cell table:style-name="Таблица2.d1" table:number-columns-spanned="2" office:value-type="string">
            <text:p text:style-name="P3"/>
          </table:table-cell>
          <table:covered-table-cell/>
          <table:table-cell table:style-name="Таблица2.d1" table:number-columns-spanned="2" office:value-type="string">
            <text:p text:style-name="P3"/>
          </table:table-cell>
          <table:covered-table-cell/>
          <table:covered-table-cell table:style-name="Таблица2.A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T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c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n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5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2.d1" table:number-columns-spanned="3" office:value-type="string">
            <text:p text:style-name="P25"/>
          </table:table-cell>
          <table:covered-table-cell/>
          <table:covered-table-cell/>
          <table:table-cell table:style-name="Таблица2.d1" table:number-columns-spanned="2" office:value-type="string">
            <text:p text:style-name="P3"/>
          </table:table-cell>
          <table:covered-table-cell/>
          <table:table-cell table:style-name="Таблица2.d1" table:number-columns-spanned="2" office:value-type="string">
            <text:p text:style-name="P25"/>
          </table:table-cell>
          <table:covered-table-cell/>
          <table:table-cell table:style-name="Таблица2.d1" table:number-rows-spanned="2" office:value-type="string">
            <text:p text:style-name="P25"/>
          </table:table-cell>
          <table:table-cell table:style-name="Таблица2.d1" table:number-rows-spanned="2" table:number-columns-spanned="2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9" table:number-rows-spanned="2" table:number-columns-spanned="2" office:value-type="string">
            <text:p text:style-name="P12"/>
          </table:table-cell>
          <table:covered-table-cell/>
          <table:table-cell table:style-name="Таблица2.p9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Таблица2.p9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Таблица2.v9" table:number-rows-spanned="2" table:number-columns-spanned="2" office:value-type="string">
            <text:p text:style-name="P33"/>
          </table:table-cell>
          <table:covered-table-cell/>
        </table:table-row>
        <table:table-row table:style-name="Таблица2.1">
          <table:table-cell table:style-name="Таблица2.A5" table:number-columns-spanned="4" office:value-type="string">
            <text:p text:style-name="P4">Н.контроль</text:p>
          </table:table-cell>
          <table:covered-table-cell/>
          <table:covered-table-cell/>
          <table:covered-table-cell/>
          <table:table-cell table:style-name="Таблица2.d1" table:number-columns-spanned="3" office:value-type="string">
            <text:p text:style-name="P28"/>
          </table:table-cell>
          <table:covered-table-cell/>
          <table:covered-table-cell/>
          <table:table-cell table:style-name="Таблица2.d1" table:number-columns-spanned="2" office:value-type="string">
            <text:p text:style-name="P3"/>
          </table:table-cell>
          <table:covered-table-cell/>
          <table:table-cell table:style-name="Таблица2.d1" table:number-columns-spanned="2" office:value-type="string">
            <text:p text:style-name="P32"/>
          </table:table-cell>
          <table:covered-table-cell/>
          <table:covered-table-cell table:style-name="Таблица2.d1"/>
          <table:covered-table-cell table:style-name="Таблица2.d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n9"/>
          <table:covered-table-cell/>
          <table:covered-table-cell table:style-name="Таблица2.p9"/>
          <table:covered-table-cell/>
          <table:covered-table-cell/>
          <table:covered-table-cell table:style-name="Таблица2.p9"/>
          <table:covered-table-cell/>
          <table:covered-table-cell/>
          <table:covered-table-cell table:style-name="Таблица2.v9"/>
          <table:covered-table-cell/>
        </table:table-row>
        <table:table-row table:style-name="Таблица2.1">
          <table:table-cell table:style-name="Таблица2.A11" office:value-type="string">
            <text:p text:style-name="P12"/>
          </table:table-cell>
          <table:table-cell table:style-name="Таблица2.A5" table:number-columns-spanned="17" office:value-type="string">
            <text:p text:style-name="P30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5" table:number-columns-spanned="27" office:value-type="string">
            <text:p text:style-name="P30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t11" table:number-columns-spanned="4" office:value-type="string">
            <text:p text:style-name="P30">МИ</text:p>
          </table:table-cell>
          <table:covered-table-cell/>
          <table:covered-table-cell/>
          <table:covered-table-cell/>
        </table:table-row>
        <table:table-row table:style-name="Таблица2.12">
          <table:table-cell table:style-name="Таблица2.I3" office:value-type="string">
            <text:p text:style-name="P11">01</text:p>
          </table:table-cell>
          <table:table-cell table:style-name="Таблица2.B12" table:number-columns-spanned="3" office:value-type="string">
            <text:p text:style-name="P7"/>
          </table:table-cell>
          <table:covered-table-cell/>
          <table:covered-table-cell/>
          <table:table-cell table:style-name="Таблица2.E12" table:number-columns-spanned="14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S12" table:number-columns-spanned="2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t12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Таблица2.13">
          <table:table-cell table:style-name="Таблица2.A5" table:number-rows-spanned="2" office:value-type="string">
            <text:p text:style-name="P11">02</text:p>
          </table:table-cell>
          <table:table-cell table:style-name="Таблица2.A5" table:number-columns-spanned="17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5" table:number-columns-spanned="22" office:value-type="string">
            <text:p text:style-name="P30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Y5" table:number-columns-spanned="5" office:value-type="string">
            <text:p text:style-name="P11"><text:span text:style-name="T1">Т</text:span><text:span text:style-name="T2">в</text:span></text:p>
          </table:table-cell>
          <table:covered-table-cell/>
          <table:covered-table-cell/>
          <table:covered-table-cell/>
          <table:covered-table-cell/>
          <table:table-cell table:style-name="Таблица2.v5" table:number-columns-spanned="4" office:value-type="string">
            <text:p text:style-name="P11"><text:span text:style-name="T1">Т</text:span><text:span text:style-name="T2">0</text:span></text:p>
          </table:table-cell>
          <table:covered-table-cell/>
          <table:covered-table-cell/>
          <table:covered-table-cell/>
        </table:table-row>
        <table:table-row table:style-name="Таблица2.12">
          <table:covered-table-cell table:style-name="Таблица2.A5"/>
          <table:table-cell table:style-name="Таблица2.A5" table:number-columns-spanned="1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12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Таблица2.W14" table:number-columns-spanned="18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1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Таблица2.t14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A15" office:value-type="string">
            <text:p text:style-name="P6">К/<draw:g text:anchor-type="char" draw:z-index="0" draw:name="DrawObject1" draw:style-name="gr1"><draw:g draw:name="Фигура1" draw:style-name="gr2"><draw:line draw:style-name="gr3" draw:text-style-name="P46" svg:x1="1.131cm" svg:y1="1.564cm" svg:x2="28.099cm" svg:y2="1.564cm"><text:p/></draw:line><draw:line draw:style-name="gr3" draw:text-style-name="P46" svg:x1="1.106cm" svg:y1="2.313cm" svg:x2="28.074cm" svg:y2="2.313cm"><text:p/></draw:line><draw:line draw:style-name="gr3" draw:text-style-name="P46" svg:x1="1.111cm" svg:y1="3.1cm" svg:x2="28.079cm" svg:y2="3.1cm"><text:p/></draw:line><draw:line draw:style-name="gr3" draw:text-style-name="P46" svg:x1="1.09cm" svg:y1="3.848cm" svg:x2="28.058cm" svg:y2="3.848cm"><text:p/></draw:line><draw:line draw:style-name="gr3" draw:text-style-name="P46" svg:x1="1.125cm" svg:y1="4.625cm" svg:x2="28.093cm" svg:y2="4.625cm"><text:p/></draw:line><draw:line draw:style-name="gr3" draw:text-style-name="P46" svg:x1="1.125cm" svg:y1="5.38cm" svg:x2="28.093cm" svg:y2="5.38cm"><text:p/></draw:line><draw:line draw:style-name="gr3" draw:text-style-name="P46" svg:x1="1.12cm" svg:y1="6.15cm" svg:x2="28.088cm" svg:y2="6.15cm"><text:p/></draw:line><draw:line draw:style-name="gr3" draw:text-style-name="P46" svg:x1="1.104cm" svg:y1="6.91cm" svg:x2="28.072cm" svg:y2="6.91cm"><text:p/></draw:line><draw:line draw:style-name="gr3" draw:text-style-name="P46" svg:x1="1.12cm" svg:y1="7.673cm" svg:x2="28.088cm" svg:y2="7.673cm"><text:p/></draw:line><draw:line draw:style-name="gr3" draw:text-style-name="P46" svg:x1="1.115cm" svg:y1="9.203cm" svg:x2="28.083cm" svg:y2="9.203cm"><text:p/></draw:line><draw:line draw:style-name="gr3" draw:text-style-name="P46" svg:x1="1.115cm" svg:y1="8.449cm" svg:x2="28.083cm" svg:y2="8.449cm"><text:p/></draw:line><draw:line draw:style-name="gr3" draw:text-style-name="P46" svg:x1="1.125cm" svg:y1="9.973cm" svg:x2="28.093cm" svg:y2="9.973cm"><text:p/></draw:line></draw:g><draw:g draw:name="DrawObject1" draw:style-name="gr4"><draw:g draw:name="DrawObject1" draw:style-name="gr4"><draw:line draw:name="Вертикальная линия 1" draw:style-name="gr5" draw:text-style-name="P48" svg:x1="12.321cm" svg:y1="0.845cm" svg:x2="12.321cm" svg:y2="0.946cm"><text:p/></draw:line><draw:line draw:name="Вертикальная линия 2" draw:style-name="gr5" draw:text-style-name="P48" svg:x1="20.061cm" svg:y1="0.845cm" svg:x2="20.061cm" svg:y2="0.946cm"><text:p/></draw:line><draw:line draw:name="Вертикальная линия 3" draw:style-name="gr5" draw:text-style-name="P48" svg:x1="21.429cm" svg:y1="0.845cm" svg:x2="21.429cm" svg:y2="0.946cm"><text:p/></draw:line><draw:line draw:name="Вертикальная линия 4" draw:style-name="gr5" draw:text-style-name="P48" svg:x1="22.624cm" svg:y1="0.845cm" svg:x2="22.624cm" svg:y2="0.946cm"><text:p/></draw:line><draw:line draw:name="Вертикальная линия 5" draw:style-name="gr5" draw:text-style-name="P48" svg:x1="23.728cm" svg:y1="0.845cm" svg:x2="23.728cm" svg:y2="0.946cm"><text:p/></draw:line><draw:line draw:name="Вертикальная линия 6" draw:style-name="gr5" draw:text-style-name="P48" svg:x1="25.867cm" svg:y1="0.845cm" svg:x2="25.867cm" svg:y2="0.946cm"><text:p/></draw:line></draw:g><draw:g draw:name="DrawObject 1" draw:style-name="gr4"><draw:line draw:name="Вертикальная линия 8" draw:style-name="gr5" draw:text-style-name="P48" svg:x1="12.321cm" svg:y1="1.565cm" svg:x2="12.321cm" svg:y2="1.666cm"><text:p/></draw:line><draw:line draw:name="Вертикальная линия 9" draw:style-name="gr5" draw:text-style-name="P48" svg:x1="20.061cm" svg:y1="1.565cm" svg:x2="20.061cm" svg:y2="1.666cm"><text:p/></draw:line><draw:line draw:name="Вертикальная линия 10" draw:style-name="gr5" draw:text-style-name="P48" svg:x1="21.429cm" svg:y1="1.565cm" svg:x2="21.429cm" svg:y2="1.666cm"><text:p/></draw:line><draw:line draw:name="Вертикальная линия 11" draw:style-name="gr5" draw:text-style-name="P48" svg:x1="22.624cm" svg:y1="1.565cm" svg:x2="22.624cm" svg:y2="1.666cm"><text:p/></draw:line><draw:line draw:name="Вертикальная линия 12" draw:style-name="gr5" draw:text-style-name="P48" svg:x1="23.728cm" svg:y1="1.565cm" svg:x2="23.728cm" svg:y2="1.666cm"><text:p/></draw:line><draw:line draw:name="Вертикальная линия 13" draw:style-name="gr5" draw:text-style-name="P48" svg:x1="25.867cm" svg:y1="1.565cm" svg:x2="25.867cm" svg:y2="1.666cm"><text:p/></draw:line></draw:g><draw:g draw:name="DrawObject 2" draw:style-name="gr4"><draw:line draw:name="Вертикальная линия 14" draw:style-name="gr5" draw:text-style-name="P48" svg:x1="12.321cm" svg:y1="2.313cm" svg:x2="12.321cm" svg:y2="2.414cm"><text:p/></draw:line><draw:line draw:name="Вертикальная линия 15" draw:style-name="gr5" draw:text-style-name="P48" svg:x1="20.061cm" svg:y1="2.313cm" svg:x2="20.061cm" svg:y2="2.414cm"><text:p/></draw:line><draw:line draw:name="Вертикальная линия 16" draw:style-name="gr5" draw:text-style-name="P48" svg:x1="21.429cm" svg:y1="2.313cm" svg:x2="21.429cm" svg:y2="2.414cm"><text:p/></draw:line><draw:line draw:name="Вертикальная линия 17" draw:style-name="gr5" draw:text-style-name="P48" svg:x1="22.624cm" svg:y1="2.313cm" svg:x2="22.624cm" svg:y2="2.414cm"><text:p/></draw:line><draw:line draw:name="Вертикальная линия 18" draw:style-name="gr5" draw:text-style-name="P48" svg:x1="23.728cm" svg:y1="2.313cm" svg:x2="23.728cm" svg:y2="2.414cm"><text:p/></draw:line><draw:line draw:name="Вертикальная линия 19" draw:style-name="gr5" draw:text-style-name="P48" svg:x1="25.867cm" svg:y1="2.313cm" svg:x2="25.867cm" svg:y2="2.414cm"><text:p/></draw:line></draw:g><draw:g draw:name="DrawObject 3" draw:style-name="gr4"><draw:line draw:name="Вертикальная линия 20" draw:style-name="gr5" draw:text-style-name="P48" svg:x1="12.321cm" svg:y1="3.099cm" svg:x2="12.321cm" svg:y2="3.2cm"><text:p/></draw:line><draw:line draw:name="Вертикальная линия 21" draw:style-name="gr5" draw:text-style-name="P48" svg:x1="20.061cm" svg:y1="3.099cm" svg:x2="20.061cm" svg:y2="3.2cm"><text:p/></draw:line><draw:line draw:name="Вертикальная линия 22" draw:style-name="gr5" draw:text-style-name="P48" svg:x1="21.429cm" svg:y1="3.099cm" svg:x2="21.429cm" svg:y2="3.2cm"><text:p/></draw:line><draw:line draw:name="Вертикальная линия 23" draw:style-name="gr5" draw:text-style-name="P48" svg:x1="22.624cm" svg:y1="3.099cm" svg:x2="22.624cm" svg:y2="3.2cm"><text:p/></draw:line><draw:line draw:name="Вертикальная линия 24" draw:style-name="gr5" draw:text-style-name="P48" svg:x1="23.728cm" svg:y1="3.099cm" svg:x2="23.728cm" svg:y2="3.2cm"><text:p/></draw:line><draw:line draw:name="Вертикальная линия 25" draw:style-name="gr5" draw:text-style-name="P48" svg:x1="25.867cm" svg:y1="3.099cm" svg:x2="25.867cm" svg:y2="3.2cm"><text:p/></draw:line></draw:g><draw:g draw:name="DrawObject 4" draw:style-name="gr4"><draw:line draw:name="Вертикальная линия 26" draw:style-name="gr5" draw:text-style-name="P48" svg:x1="12.321cm" svg:y1="3.849cm" svg:x2="12.321cm" svg:y2="3.95cm"><text:p/></draw:line><draw:line draw:name="Вертикальная линия 27" draw:style-name="gr5" draw:text-style-name="P48" svg:x1="20.061cm" svg:y1="3.849cm" svg:x2="20.061cm" svg:y2="3.95cm"><text:p/></draw:line><draw:line draw:name="Вертикальная линия 28" draw:style-name="gr5" draw:text-style-name="P48" svg:x1="21.429cm" svg:y1="3.849cm" svg:x2="21.429cm" svg:y2="3.95cm"><text:p/></draw:line><draw:line draw:name="Вертикальная линия 29" draw:style-name="gr5" draw:text-style-name="P48" svg:x1="22.624cm" svg:y1="3.849cm" svg:x2="22.624cm" svg:y2="3.95cm"><text:p/></draw:line><draw:line draw:name="Вертикальная линия 30" draw:style-name="gr5" draw:text-style-name="P48" svg:x1="23.728cm" svg:y1="3.849cm" svg:x2="23.728cm" svg:y2="3.95cm"><text:p/></draw:line><draw:line draw:name="Вертикальная линия 31" draw:style-name="gr5" draw:text-style-name="P48" svg:x1="25.867cm" svg:y1="3.849cm" svg:x2="25.867cm" svg:y2="3.95cm"><text:p/></draw:line></draw:g><draw:g draw:name="DrawObject 5" draw:style-name="gr4"><draw:line draw:name="Вертикальная линия 32" draw:style-name="gr5" draw:text-style-name="P48" svg:x1="12.321cm" svg:y1="4.636cm" svg:x2="12.321cm" svg:y2="4.737cm"><text:p/></draw:line><draw:line draw:name="Вертикальная линия 33" draw:style-name="gr5" draw:text-style-name="P48" svg:x1="20.061cm" svg:y1="4.636cm" svg:x2="20.061cm" svg:y2="4.737cm"><text:p/></draw:line><draw:line draw:name="Вертикальная линия 34" draw:style-name="gr5" draw:text-style-name="P48" svg:x1="21.429cm" svg:y1="4.636cm" svg:x2="21.429cm" svg:y2="4.737cm"><text:p/></draw:line><draw:line draw:name="Вертикальная линия 35" draw:style-name="gr5" draw:text-style-name="P48" svg:x1="22.624cm" svg:y1="4.636cm" svg:x2="22.624cm" svg:y2="4.737cm"><text:p/></draw:line><draw:line draw:name="Вертикальная линия 36" draw:style-name="gr5" draw:text-style-name="P48" svg:x1="23.728cm" svg:y1="4.636cm" svg:x2="23.728cm" svg:y2="4.737cm"><text:p/></draw:line><draw:line draw:name="Вертикальная линия 37" draw:style-name="gr5" draw:text-style-name="P48" svg:x1="25.867cm" svg:y1="4.636cm" svg:x2="25.867cm" svg:y2="4.737cm"><text:p/></draw:line></draw:g><draw:g draw:name="DrawObject 6" draw:style-name="gr4"><draw:line draw:name="Вертикальная линия 38" draw:style-name="gr5" draw:text-style-name="P48" svg:x1="12.321cm" svg:y1="5.38cm" svg:x2="12.321cm" svg:y2="5.481cm"><text:p/></draw:line><draw:line draw:name="Вертикальная линия 39" draw:style-name="gr5" draw:text-style-name="P48" svg:x1="20.061cm" svg:y1="5.38cm" svg:x2="20.061cm" svg:y2="5.481cm"><text:p/></draw:line><draw:line draw:name="Вертикальная линия 40" draw:style-name="gr5" draw:text-style-name="P48" svg:x1="21.429cm" svg:y1="5.38cm" svg:x2="21.429cm" svg:y2="5.481cm"><text:p/></draw:line><draw:line draw:name="Вертикальная линия 41" draw:style-name="gr5" draw:text-style-name="P48" svg:x1="22.624cm" svg:y1="5.38cm" svg:x2="22.624cm" svg:y2="5.481cm"><text:p/></draw:line><draw:line draw:name="Вертикальная линия 42" draw:style-name="gr5" draw:text-style-name="P48" svg:x1="23.728cm" svg:y1="5.38cm" svg:x2="23.728cm" svg:y2="5.481cm"><text:p/></draw:line><draw:line draw:name="Вертикальная линия 43" draw:style-name="gr5" draw:text-style-name="P48" svg:x1="25.867cm" svg:y1="5.38cm" svg:x2="25.867cm" svg:y2="5.481cm"><text:p/></draw:line></draw:g><draw:g draw:name="DrawObject 7" draw:style-name="gr4"><draw:line draw:name="Вертикальная линия 44" draw:style-name="gr5" draw:text-style-name="P48" svg:x1="12.321cm" svg:y1="6.167cm" svg:x2="12.321cm" svg:y2="6.268cm"><text:p/></draw:line><draw:line draw:name="Вертикальная линия 45" draw:style-name="gr5" draw:text-style-name="P48" svg:x1="20.061cm" svg:y1="6.167cm" svg:x2="20.061cm" svg:y2="6.268cm"><text:p/></draw:line><draw:line draw:name="Вертикальная линия 46" draw:style-name="gr5" draw:text-style-name="P48" svg:x1="21.429cm" svg:y1="6.167cm" svg:x2="21.429cm" svg:y2="6.268cm"><text:p/></draw:line><draw:line draw:name="Вертикальная линия 47" draw:style-name="gr5" draw:text-style-name="P48" svg:x1="22.624cm" svg:y1="6.167cm" svg:x2="22.624cm" svg:y2="6.268cm"><text:p/></draw:line><draw:line draw:name="Вертикальная линия 48" draw:style-name="gr5" draw:text-style-name="P48" svg:x1="23.728cm" svg:y1="6.167cm" svg:x2="23.728cm" svg:y2="6.268cm"><text:p/></draw:line><draw:line draw:name="Вертикальная линия 49" draw:style-name="gr5" draw:text-style-name="P48" svg:x1="25.867cm" svg:y1="6.167cm" svg:x2="25.867cm" svg:y2="6.268cm"><text:p/></draw:line></draw:g><draw:g draw:name="DrawObject 8" draw:style-name="gr4"><draw:line draw:name="Вертикальная линия 50" draw:style-name="gr5" draw:text-style-name="P48" svg:x1="12.321cm" svg:y1="6.909cm" svg:x2="12.321cm" svg:y2="7.01cm"><text:p/></draw:line><draw:line draw:name="Вертикальная линия 51" draw:style-name="gr5" draw:text-style-name="P48" svg:x1="20.061cm" svg:y1="6.909cm" svg:x2="20.061cm" svg:y2="7.01cm"><text:p/></draw:line><draw:line draw:name="Вертикальная линия 52" draw:style-name="gr5" draw:text-style-name="P48" svg:x1="21.429cm" svg:y1="6.909cm" svg:x2="21.429cm" svg:y2="7.01cm"><text:p/></draw:line><draw:line draw:name="Вертикальная линия 53" draw:style-name="gr5" draw:text-style-name="P48" svg:x1="22.624cm" svg:y1="6.909cm" svg:x2="22.624cm" svg:y2="7.01cm"><text:p/></draw:line><draw:line draw:name="Вертикальная линия 54" draw:style-name="gr5" draw:text-style-name="P48" svg:x1="23.728cm" svg:y1="6.909cm" svg:x2="23.728cm" svg:y2="7.01cm"><text:p/></draw:line><draw:line draw:name="Вертикальная линия 55" draw:style-name="gr5" draw:text-style-name="P48" svg:x1="25.867cm" svg:y1="6.909cm" svg:x2="25.867cm" svg:y2="7.01cm"><text:p/></draw:line></draw:g><draw:g draw:name="DrawObject 9" draw:style-name="gr4"><draw:line draw:name="Вертикальная линия 56" draw:style-name="gr5" draw:text-style-name="P48" svg:x1="12.321cm" svg:y1="7.696cm" svg:x2="12.321cm" svg:y2="7.797cm"><text:p/></draw:line><draw:line draw:name="Вертикальная линия 57" draw:style-name="gr5" draw:text-style-name="P48" svg:x1="20.061cm" svg:y1="7.696cm" svg:x2="20.061cm" svg:y2="7.797cm"><text:p/></draw:line><draw:line draw:name="Вертикальная линия 58" draw:style-name="gr5" draw:text-style-name="P48" svg:x1="21.429cm" svg:y1="7.696cm" svg:x2="21.429cm" svg:y2="7.797cm"><text:p/></draw:line><draw:line draw:name="Вертикальная линия 59" draw:style-name="gr5" draw:text-style-name="P48" svg:x1="22.624cm" svg:y1="7.696cm" svg:x2="22.624cm" svg:y2="7.797cm"><text:p/></draw:line><draw:line draw:name="Вертикальная линия 60" draw:style-name="gr5" draw:text-style-name="P48" svg:x1="23.728cm" svg:y1="7.696cm" svg:x2="23.728cm" svg:y2="7.797cm"><text:p/></draw:line><draw:line draw:name="Вертикальная линия 61" draw:style-name="gr5" draw:text-style-name="P48" svg:x1="25.867cm" svg:y1="7.696cm" svg:x2="25.867cm" svg:y2="7.797cm"><text:p/></draw:line></draw:g><draw:g draw:name="DrawObject 10" draw:style-name="gr4"><draw:line draw:name="Вертикальная линия 62" draw:style-name="gr5" draw:text-style-name="P48" svg:x1="12.321cm" svg:y1="8.449cm" svg:x2="12.321cm" svg:y2="8.55cm"><text:p/></draw:line><draw:line draw:name="Вертикальная линия 63" draw:style-name="gr5" draw:text-style-name="P48" svg:x1="20.061cm" svg:y1="8.449cm" svg:x2="20.061cm" svg:y2="8.55cm"><text:p/></draw:line><draw:line draw:name="Вертикальная линия 64" draw:style-name="gr5" draw:text-style-name="P48" svg:x1="21.429cm" svg:y1="8.449cm" svg:x2="21.429cm" svg:y2="8.55cm"><text:p/></draw:line><draw:line draw:name="Вертикальная линия 65" draw:style-name="gr5" draw:text-style-name="P48" svg:x1="22.624cm" svg:y1="8.449cm" svg:x2="22.624cm" svg:y2="8.55cm"><text:p/></draw:line><draw:line draw:name="Вертикальная линия 66" draw:style-name="gr5" draw:text-style-name="P48" svg:x1="23.728cm" svg:y1="8.449cm" svg:x2="23.728cm" svg:y2="8.55cm"><text:p/></draw:line><draw:line draw:name="Вертикальная линия 67" draw:style-name="gr5" draw:text-style-name="P48" svg:x1="25.867cm" svg:y1="8.449cm" svg:x2="25.867cm" svg:y2="8.55cm"><text:p/></draw:line></draw:g><draw:g draw:name="DrawObject 11" draw:style-name="gr4"><draw:line draw:name="Вертикальная линия 68" draw:style-name="gr5" draw:text-style-name="P48" svg:x1="12.321cm" svg:y1="9.202cm" svg:x2="12.321cm" svg:y2="9.303cm"><text:p/></draw:line><draw:line draw:name="Вертикальная линия 69" draw:style-name="gr5" draw:text-style-name="P48" svg:x1="20.061cm" svg:y1="9.202cm" svg:x2="20.061cm" svg:y2="9.303cm"><text:p/></draw:line><draw:line draw:name="Вертикальная линия 70" draw:style-name="gr5" draw:text-style-name="P48" svg:x1="21.429cm" svg:y1="9.202cm" svg:x2="21.429cm" svg:y2="9.303cm"><text:p/></draw:line><draw:line draw:name="Вертикальная линия 71" draw:style-name="gr5" draw:text-style-name="P48" svg:x1="22.624cm" svg:y1="9.202cm" svg:x2="22.624cm" svg:y2="9.303cm"><text:p/></draw:line><draw:line draw:name="Вертикальная линия 72" draw:style-name="gr5" draw:text-style-name="P48" svg:x1="23.728cm" svg:y1="9.202cm" svg:x2="23.728cm" svg:y2="9.303cm"><text:p/></draw:line><draw:line draw:name="Вертикальная линия 73" draw:style-name="gr5" draw:text-style-name="P48" svg:x1="25.867cm" svg:y1="9.202cm" svg:x2="25.867cm" svg:y2="9.303cm"><text:p/></draw:line></draw:g><draw:g draw:name="DrawObject 12" draw:style-name="gr4"><draw:line draw:name="Вертикальная линия 74" draw:style-name="gr5" draw:text-style-name="P48" svg:x1="12.321cm" svg:y1="9.973cm" svg:x2="12.321cm" svg:y2="10.074cm"><text:p/></draw:line><draw:line draw:name="Вертикальная линия 75" draw:style-name="gr5" draw:text-style-name="P48" svg:x1="20.061cm" svg:y1="9.973cm" svg:x2="20.061cm" svg:y2="10.074cm"><text:p/></draw:line><draw:line draw:name="Вертикальная линия 76" draw:style-name="gr5" draw:text-style-name="P48" svg:x1="21.429cm" svg:y1="9.973cm" svg:x2="21.429cm" svg:y2="10.074cm"><text:p/></draw:line><draw:line draw:name="Вертикальная линия 77" draw:style-name="gr5" draw:text-style-name="P48" svg:x1="22.624cm" svg:y1="9.973cm" svg:x2="22.624cm" svg:y2="10.074cm"><text:p/></draw:line><draw:line draw:name="Вертикальная линия 78" draw:style-name="gr5" draw:text-style-name="P48" svg:x1="23.728cm" svg:y1="9.973cm" svg:x2="23.728cm" svg:y2="10.074cm"><text:p/></draw:line><draw:line draw:name="Вертикальная линия 79" draw:style-name="gr5" draw:text-style-name="P48" svg:x1="25.867cm" svg:y1="9.973cm" svg:x2="25.867cm" svg:y2="10.074cm"><text:p/></draw:line></draw:g></draw:g></draw:g>М</text:p>
            <text:p text:style-name="P30">Код, наименование операции</text:p>
          </table:table-cell>
          <table:table-cell table:style-name="Таблица2.A5" table:number-columns-spanned="17" office:value-type="string">
            <text:p text:style-name="P30">Наименование детали, сб. единицы 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12" table:number-columns-spanned="13" office:value-type="string">
            <text:p text:style-name="P30">Код, обознач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f15" table:number-columns-spanned="4" office:value-type="string">
            <text:p text:style-name="P30">ОПП</text:p>
          </table:table-cell>
          <table:covered-table-cell/>
          <table:covered-table-cell/>
          <table:covered-table-cell/>
          <table:table-cell table:style-name="Таблица2.f15" table:number-columns-spanned="3" office:value-type="string">
            <text:p text:style-name="P30">ЕВ</text:p>
          </table:table-cell>
          <table:covered-table-cell/>
          <table:covered-table-cell/>
          <table:table-cell table:style-name="Таблица2.f15" table:number-columns-spanned="2" office:value-type="string">
            <text:p text:style-name="P30">ЕН</text:p>
          </table:table-cell>
          <table:covered-table-cell/>
          <table:table-cell table:style-name="Таблица2.f15" table:number-columns-spanned="5" office:value-type="string">
            <text:p text:style-name="P30">КИ</text:p>
          </table:table-cell>
          <table:covered-table-cell/>
          <table:covered-table-cell/>
          <table:covered-table-cell/>
          <table:covered-table-cell/>
          <table:table-cell table:style-name="Таблица2.t14" table:number-columns-spanned="4" office:value-type="string">
            <text:p text:style-name="P30">Н. расх.</text:p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A16" table:number-columns-spanned="49" office:value-type="string">
            <text:p text:style-name="P4"><text:s text:c="4"/>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6">03</text:p>
          </table:table-cell>
          <table:table-cell table:style-name="Таблица2.u1" table:number-rows-spanned="13" table:number-columns-spanned="48" office:value-type="string">
            <text:p text:style-name="P44"/>
            <text:p text:style-name="P23"/>
            <text:p text:style-name="P23"/>
            <text:p text:style-name="P23"/>
            <text:p text:style-name="P23"/>
            <text:p text:style-name="P24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6">04</text:p>
          </table:table-cell>
          <table:covered-table-cell table:style-name="Таблица2.u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6">05</text:p>
          </table:table-cell>
          <table:covered-table-cell table:style-name="Таблица2.u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6">06</text:p>
          </table:table-cell>
          <table:covered-table-cell table:style-name="Таблица2.u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6">07</text:p>
          </table:table-cell>
          <table:covered-table-cell table:style-name="Таблица2.u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6">08</text:p>
          </table:table-cell>
          <table:covered-table-cell table:style-name="Таблица2.u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6">09</text:p>
          </table:table-cell>
          <table:covered-table-cell table:style-name="Таблица2.u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6">10</text:p>
          </table:table-cell>
          <table:covered-table-cell table:style-name="Таблица2.u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6">11</text:p>
          </table:table-cell>
          <table:covered-table-cell table:style-name="Таблица2.u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6">12</text:p>
          </table:table-cell>
          <table:covered-table-cell table:style-name="Таблица2.u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6">13</text:p>
          </table:table-cell>
          <table:covered-table-cell table:style-name="Таблица2.u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6">14</text:p>
          </table:table-cell>
          <table:covered-table-cell table:style-name="Таблица2.u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6">15</text:p>
          </table:table-cell>
          <table:covered-table-cell table:style-name="Таблица2.u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0">
          <table:table-cell table:style-name="Таблица2.A30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  <table:table-cell table:style-name="Таблица2.A30" office:value-type="string">
            <text:p text:style-name="P15"/>
          </table:table-cell>
          <table:table-cell table:style-name="Таблица2.A30" office:value-type="string">
            <text:p text:style-name="P15"/>
          </table:table-cell>
          <table:table-cell table:style-name="Таблица2.A30" table:number-columns-spanned="3" office:value-type="string">
            <text:p text:style-name="P15"/>
          </table:table-cell>
          <table:covered-table-cell/>
          <table:covered-table-cell/>
          <table:table-cell table:style-name="Таблица2.A30" table:number-columns-spanned="3" office:value-type="string">
            <text:p text:style-name="P15"/>
          </table:table-cell>
          <table:covered-table-cell/>
          <table:covered-table-cell/>
          <table:table-cell table:style-name="Таблица2.A30" table:number-columns-spanned="3" office:value-type="string">
            <text:p text:style-name="P15"/>
          </table:table-cell>
          <table:covered-table-cell/>
          <table:covered-table-cell/>
          <table:table-cell table:style-name="Таблица2.A30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Таблица2.A30" table:number-columns-spanned="3" office:value-type="string">
            <text:p text:style-name="P15"/>
          </table:table-cell>
          <table:covered-table-cell/>
          <table:covered-table-cell/>
          <table:table-cell table:style-name="Таблица2.A30" table:number-columns-spanned="3" office:value-type="string">
            <text:p text:style-name="P15"/>
          </table:table-cell>
          <table:covered-table-cell/>
          <table:covered-table-cell/>
          <table:table-cell table:style-name="Таблица2.A30" table:number-columns-spanned="2" office:value-type="string">
            <text:p text:style-name="P15"/>
          </table:table-cell>
          <table:covered-table-cell/>
          <table:table-cell table:style-name="Таблица2.A30" table:number-columns-spanned="2" office:value-type="string">
            <text:p text:style-name="P15"/>
          </table:table-cell>
          <table:covered-table-cell/>
          <table:table-cell table:style-name="Таблица2.A30" table:number-columns-spanned="3" office:value-type="string">
            <text:p text:style-name="P15"/>
          </table:table-cell>
          <table:covered-table-cell/>
          <table:covered-table-cell/>
          <table:table-cell table:style-name="Таблица2.A30" table:number-columns-spanned="2" office:value-type="string">
            <text:p text:style-name="P15"/>
          </table:table-cell>
          <table:covered-table-cell/>
          <table:table-cell table:style-name="Таблица2.A30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30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  <table:table-cell table:style-name="Таблица2.v30" table:number-columns-spanned="2" office:value-type="string">
            <text:p text:style-name="P15"/>
          </table:table-cell>
          <table:covered-table-cell/>
        </table:table-row>
        <table:table-row table:style-name="Таблица2.5">
          <table:table-cell table:style-name="Таблица2.A31" table:number-columns-spanned="3" office:value-type="string">
            <text:p text:style-name="P14">ОК</text:p>
          </table:table-cell>
          <table:covered-table-cell/>
          <table:covered-table-cell/>
          <table:table-cell table:style-name="Таблица2.S12" table:number-columns-spanned="34" office:value-type="string">
            <text:p text:style-name="P14">Операцион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S12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w31" office:value-type="string">
            <text:p text:style-name="P14"/>
          </table:table-cell>
        </table:table-row>
      </table:table>
      <text:p text:style-name="P9"/>
      <text:p text:style-name="P38"><text:soft-page-break/></text:p>
      <text:p text:style-name="P3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C" table:number-columns-repeated="2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column table:style-name="Таблица3.M"/>
        <table:table-column table:style-name="Таблица3.I"/>
        <table:table-column table:style-name="Таблица3.O"/>
        <table:table-column table:style-name="Таблица3.P"/>
        <table:table-column table:style-name="Таблица3.Q"/>
        <table:table-column table:style-name="Таблица3.R"/>
        <table:table-column table:style-name="Таблица3.B"/>
        <table:table-column table:style-name="Таблица3.T"/>
        <table:table-column table:style-name="Таблица3.U"/>
        <table:table-column table:style-name="Таблица3.V"/>
        <table:table-column table:style-name="Таблица3.B"/>
        <table:table-column table:style-name="Таблица3.X"/>
        <table:table-column table:style-name="Таблица3.Y"/>
        <table:table-column table:style-name="Таблица3.Z"/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c"/>
        <table:table-column table:style-name="Таблица3.i"/>
        <table:table-column table:style-name="Таблица3.j"/>
        <table:table-column table:style-name="Таблица3.D"/>
        <table:table-column table:style-name="Таблица3.l"/>
        <table:table-column table:style-name="Таблица3.m"/>
        <table:table-column table:style-name="Таблица3.n"/>
        <table:table-column table:style-name="Таблица3.o"/>
        <table:table-column table:style-name="Таблица3.I"/>
        <table:table-column table:style-name="Таблица3.c"/>
        <table:table-column table:style-name="Таблица3.d"/>
        <table:table-column table:style-name="Таблица3.s"/>
        <table:table-column table:style-name="Таблица3.t"/>
        <table:table-column table:style-name="Таблица3.u"/>
        <table:table-column table:style-name="Таблица3.v"/>
        <table:table-column table:style-name="Таблица3.w"/>
        <table:table-column table:style-name="Таблица3.x"/>
        <table:table-column table:style-name="Таблица3.y"/>
        <table:table-column table:style-name="Таблица3.z"/>
        <table:table-column table:style-name="Таблица3.AA"/>
        <table:table-row table:style-name="Таблица3.1">
          <table:table-cell table:style-name="Таблица3.A1" table:number-columns-spanned="33" office:value-type="string">
            <text:p text:style-name="Table_20_Heading"><draw:g text:anchor-type="char" draw:z-index="1" draw:name="DrawObject13" draw:style-name="gr1"><draw:g draw:name="Фигура 1" draw:style-name="gr2"><draw:line draw:style-name="gr3" draw:text-style-name="P46" svg:x1="1.277cm" svg:y1="5.686cm" svg:x2="28.315cm" svg:y2="5.686cm"><text:p/></draw:line><draw:line draw:style-name="gr3" draw:text-style-name="P46" svg:x1="1.251cm" svg:y1="6.431cm" svg:x2="28.289cm" svg:y2="6.431cm"><text:p/></draw:line><draw:line draw:style-name="gr3" draw:text-style-name="P46" svg:x1="1.261cm" svg:y1="7.201cm" svg:x2="28.299cm" svg:y2="7.201cm"><text:p/></draw:line><draw:line draw:style-name="gr3" draw:text-style-name="P46" svg:x1="1.235cm" svg:y1="7.955cm" svg:x2="28.273cm" svg:y2="7.955cm"><text:p/></draw:line><draw:line draw:style-name="gr3" draw:text-style-name="P46" svg:x1="1.27cm" svg:y1="8.724cm" svg:x2="28.308cm" svg:y2="8.724cm"><text:p/></draw:line><draw:line draw:style-name="gr3" draw:text-style-name="P46" svg:x1="1.27cm" svg:y1="9.472cm" svg:x2="28.308cm" svg:y2="9.472cm"><text:p/></draw:line><draw:line draw:style-name="gr3" draw:text-style-name="P46" svg:x1="1.265cm" svg:y1="10.235cm" svg:x2="28.303cm" svg:y2="10.235cm"><text:p/></draw:line><draw:line draw:style-name="gr3" draw:text-style-name="P46" svg:x1="1.249cm" svg:y1="10.988cm" svg:x2="28.287cm" svg:y2="10.988cm"><text:p/></draw:line><draw:line draw:style-name="gr3" draw:text-style-name="P46" svg:x1="1.265cm" svg:y1="11.743cm" svg:x2="28.303cm" svg:y2="11.743cm"><text:p/></draw:line><draw:line draw:style-name="gr3" draw:text-style-name="P46" svg:x1="1.261cm" svg:y1="13.26cm" svg:x2="28.299cm" svg:y2="13.26cm"><text:p/></draw:line><draw:line draw:style-name="gr3" draw:text-style-name="P46" svg:x1="1.27cm" svg:y1="14.783cm" svg:x2="28.308cm" svg:y2="14.783cm"><text:p/></draw:line><draw:line draw:style-name="gr3" draw:text-style-name="P46" svg:x1="1.261cm" svg:y1="12.514cm" svg:x2="28.299cm" svg:y2="12.514cm"><text:p/></draw:line><draw:line draw:style-name="gr3" draw:text-style-name="P46" svg:x1="1.27cm" svg:y1="14.028cm" svg:x2="28.308cm" svg:y2="14.028cm"><text:p/></draw:line><draw:line draw:style-name="gr3" draw:text-style-name="P46" svg:x1="1.247cm" svg:y1="15.538cm" svg:x2="28.285cm" svg:y2="15.538cm"><text:p/></draw:line><draw:line draw:style-name="gr3" draw:text-style-name="P46" svg:x1="1.27cm" svg:y1="16.294cm" svg:x2="28.308cm" svg:y2="16.294cm"><text:p/></draw:line><draw:line draw:style-name="gr3" draw:text-style-name="P46" svg:x1="1.27cm" svg:y1="17.056cm" svg:x2="28.308cm" svg:y2="17.056cm"><text:p/></draw:line></draw:g><draw:g draw:name="DrawObject13" draw:style-name="gr4"><draw:g draw:name="DrawObject13" draw:style-name="gr4"><draw:line draw:name="Вертикальная линия 7" draw:style-name="gr5" draw:text-style-name="P47" svg:x1="13.02cm" svg:y1="4.917cm" svg:x2="13.02cm" svg:y2="5.03cm"><text:p/></draw:line><draw:line draw:name="Вертикальная линия 80" draw:style-name="gr5" draw:text-style-name="P47" svg:x1="15.768cm" svg:y1="4.917cm" svg:x2="15.768cm" svg:y2="5.03cm"><text:p/></draw:line><draw:line draw:name="Вертикальная линия 81" draw:style-name="gr5" draw:text-style-name="P47" svg:x1="19.784cm" svg:y1="4.917cm" svg:x2="19.784cm" svg:y2="5.03cm"><text:p/></draw:line><draw:line draw:name="Вертикальная линия 82" draw:style-name="gr5" draw:text-style-name="P47" svg:x1="21.46cm" svg:y1="4.917cm" svg:x2="21.46cm" svg:y2="5.03cm"><text:p/></draw:line><draw:line draw:name="Вертикальная линия 83" draw:style-name="gr5" draw:text-style-name="P47" svg:x1="23.183cm" svg:y1="4.917cm" svg:x2="23.183cm" svg:y2="5.03cm"><text:p/></draw:line><draw:line draw:name="Вертикальная линия 84" draw:style-name="gr5" draw:text-style-name="P47" svg:x1="24.878cm" svg:y1="4.917cm" svg:x2="24.878cm" svg:y2="5.03cm"><text:p/></draw:line><draw:line draw:name="Вертикальная линия 85" draw:style-name="gr5" draw:text-style-name="P47" svg:x1="26.594cm" svg:y1="4.917cm" svg:x2="26.594cm" svg:y2="5.03cm"><text:p/></draw:line></draw:g><draw:g draw:name="DrawObject 13" draw:style-name="gr4"><draw:line draw:name="Вертикальная линия 86" draw:style-name="gr5" draw:text-style-name="P47" svg:x1="13.02cm" svg:y1="5.686cm" svg:x2="13.02cm" svg:y2="5.799cm"><text:p/></draw:line><draw:line draw:name="Вертикальная линия 87" draw:style-name="gr5" draw:text-style-name="P47" svg:x1="15.768cm" svg:y1="5.686cm" svg:x2="15.768cm" svg:y2="5.799cm"><text:p/></draw:line><draw:line draw:name="Вертикальная линия 88" draw:style-name="gr5" draw:text-style-name="P47" svg:x1="19.784cm" svg:y1="5.686cm" svg:x2="19.784cm" svg:y2="5.799cm"><text:p/></draw:line><draw:line draw:name="Вертикальная линия 89" draw:style-name="gr5" draw:text-style-name="P47" svg:x1="21.46cm" svg:y1="5.686cm" svg:x2="21.46cm" svg:y2="5.799cm"><text:p/></draw:line><draw:line draw:name="Вертикальная линия 90" draw:style-name="gr5" draw:text-style-name="P47" svg:x1="23.183cm" svg:y1="5.686cm" svg:x2="23.183cm" svg:y2="5.799cm"><text:p/></draw:line><draw:line draw:name="Вертикальная линия 91" draw:style-name="gr5" draw:text-style-name="P47" svg:x1="24.878cm" svg:y1="5.686cm" svg:x2="24.878cm" svg:y2="5.799cm"><text:p/></draw:line><draw:line draw:name="Вертикальная линия 92" draw:style-name="gr5" draw:text-style-name="P47" svg:x1="26.594cm" svg:y1="5.686cm" svg:x2="26.594cm" svg:y2="5.799cm"><text:p/></draw:line></draw:g><draw:g draw:name="DrawObject 14" draw:style-name="gr4"><draw:line draw:name="Вертикальная линия 93" draw:style-name="gr5" draw:text-style-name="P47" svg:x1="13.02cm" svg:y1="6.431cm" svg:x2="13.02cm" svg:y2="6.544cm"><text:p/></draw:line><draw:line draw:name="Вертикальная линия 94" draw:style-name="gr5" draw:text-style-name="P47" svg:x1="15.768cm" svg:y1="6.431cm" svg:x2="15.768cm" svg:y2="6.544cm"><text:p/></draw:line><draw:line draw:name="Вертикальная линия 95" draw:style-name="gr5" draw:text-style-name="P47" svg:x1="19.784cm" svg:y1="6.431cm" svg:x2="19.784cm" svg:y2="6.544cm"><text:p/></draw:line><draw:line draw:name="Вертикальная линия 96" draw:style-name="gr5" draw:text-style-name="P47" svg:x1="21.46cm" svg:y1="6.431cm" svg:x2="21.46cm" svg:y2="6.544cm"><text:p/></draw:line><draw:line draw:name="Вертикальная линия 97" draw:style-name="gr5" draw:text-style-name="P47" svg:x1="23.183cm" svg:y1="6.431cm" svg:x2="23.183cm" svg:y2="6.544cm"><text:p/></draw:line><draw:line draw:name="Вертикальная линия 98" draw:style-name="gr5" draw:text-style-name="P47" svg:x1="24.878cm" svg:y1="6.431cm" svg:x2="24.878cm" svg:y2="6.544cm"><text:p/></draw:line><draw:line draw:name="Вертикальная линия 99" draw:style-name="gr5" draw:text-style-name="P47" svg:x1="26.594cm" svg:y1="6.431cm" svg:x2="26.594cm" svg:y2="6.544cm"><text:p/></draw:line></draw:g><draw:g draw:name="DrawObject 15" draw:style-name="gr4"><draw:line draw:name="Вертикальная линия 100" draw:style-name="gr5" draw:text-style-name="P47" svg:x1="13.02cm" svg:y1="7.2cm" svg:x2="13.02cm" svg:y2="7.313cm"><text:p/></draw:line><draw:line draw:name="Вертикальная линия 101" draw:style-name="gr5" draw:text-style-name="P47" svg:x1="15.768cm" svg:y1="7.2cm" svg:x2="15.768cm" svg:y2="7.313cm"><text:p/></draw:line><draw:line draw:name="Вертикальная линия 102" draw:style-name="gr5" draw:text-style-name="P47" svg:x1="19.784cm" svg:y1="7.2cm" svg:x2="19.784cm" svg:y2="7.313cm"><text:p/></draw:line><draw:line draw:name="Вертикальная линия 103" draw:style-name="gr5" draw:text-style-name="P47" svg:x1="21.46cm" svg:y1="7.2cm" svg:x2="21.46cm" svg:y2="7.313cm"><text:p/></draw:line><draw:line draw:name="Вертикальная линия 104" draw:style-name="gr5" draw:text-style-name="P47" svg:x1="23.183cm" svg:y1="7.2cm" svg:x2="23.183cm" svg:y2="7.313cm"><text:p/></draw:line><draw:line draw:name="Вертикальная линия 105" draw:style-name="gr5" draw:text-style-name="P47" svg:x1="24.878cm" svg:y1="7.2cm" svg:x2="24.878cm" svg:y2="7.313cm"><text:p/></draw:line><draw:line draw:name="Вертикальная линия 106" draw:style-name="gr5" draw:text-style-name="P47" svg:x1="26.594cm" svg:y1="7.2cm" svg:x2="26.594cm" svg:y2="7.313cm"><text:p/></draw:line></draw:g><draw:g draw:name="DrawObject 16" draw:style-name="gr4"><draw:line draw:name="Вертикальная линия 107" draw:style-name="gr5" draw:text-style-name="P47" svg:x1="13.02cm" svg:y1="7.955cm" svg:x2="13.02cm" svg:y2="8.068cm"><text:p/></draw:line><draw:line draw:name="Вертикальная линия 108" draw:style-name="gr5" draw:text-style-name="P47" svg:x1="15.768cm" svg:y1="7.955cm" svg:x2="15.768cm" svg:y2="8.068cm"><text:p/></draw:line><draw:line draw:name="Вертикальная линия 109" draw:style-name="gr5" draw:text-style-name="P47" svg:x1="19.784cm" svg:y1="7.955cm" svg:x2="19.784cm" svg:y2="8.068cm"><text:p/></draw:line><draw:line draw:name="Вертикальная линия 110" draw:style-name="gr5" draw:text-style-name="P47" svg:x1="21.46cm" svg:y1="7.955cm" svg:x2="21.46cm" svg:y2="8.068cm"><text:p/></draw:line><draw:line draw:name="Вертикальная линия 111" draw:style-name="gr5" draw:text-style-name="P47" svg:x1="23.183cm" svg:y1="7.955cm" svg:x2="23.183cm" svg:y2="8.068cm"><text:p/></draw:line><draw:line draw:name="Вертикальная линия 112" draw:style-name="gr5" draw:text-style-name="P47" svg:x1="24.878cm" svg:y1="7.955cm" svg:x2="24.878cm" svg:y2="8.068cm"><text:p/></draw:line><draw:line draw:name="Вертикальная линия 113" draw:style-name="gr5" draw:text-style-name="P47" svg:x1="26.594cm" svg:y1="7.955cm" svg:x2="26.594cm" svg:y2="8.068cm"><text:p/></draw:line></draw:g><draw:g draw:name="DrawObject 17" draw:style-name="gr4"><draw:line draw:name="Вертикальная линия 114" draw:style-name="gr5" draw:text-style-name="P47" svg:x1="13.02cm" svg:y1="8.724cm" svg:x2="13.02cm" svg:y2="8.837cm"><text:p/></draw:line><draw:line draw:name="Вертикальная линия 115" draw:style-name="gr5" draw:text-style-name="P47" svg:x1="15.768cm" svg:y1="8.724cm" svg:x2="15.768cm" svg:y2="8.837cm"><text:p/></draw:line><draw:line draw:name="Вертикальная линия 116" draw:style-name="gr5" draw:text-style-name="P47" svg:x1="19.784cm" svg:y1="8.724cm" svg:x2="19.784cm" svg:y2="8.837cm"><text:p/></draw:line><draw:line draw:name="Вертикальная линия 117" draw:style-name="gr5" draw:text-style-name="P47" svg:x1="21.46cm" svg:y1="8.724cm" svg:x2="21.46cm" svg:y2="8.837cm"><text:p/></draw:line><draw:line draw:name="Вертикальная линия 118" draw:style-name="gr5" draw:text-style-name="P47" svg:x1="23.183cm" svg:y1="8.724cm" svg:x2="23.183cm" svg:y2="8.837cm"><text:p/></draw:line><draw:line draw:name="Вертикальная линия 119" draw:style-name="gr5" draw:text-style-name="P47" svg:x1="24.878cm" svg:y1="8.724cm" svg:x2="24.878cm" svg:y2="8.837cm"><text:p/></draw:line><draw:line draw:name="Вертикальная линия 120" draw:style-name="gr5" draw:text-style-name="P47" svg:x1="26.594cm" svg:y1="8.724cm" svg:x2="26.594cm" svg:y2="8.837cm"><text:p/></draw:line></draw:g><draw:g draw:name="DrawObject 18" draw:style-name="gr4"><draw:line draw:name="Вертикальная линия 121" draw:style-name="gr5" draw:text-style-name="P47" svg:x1="13.02cm" svg:y1="9.468cm" svg:x2="13.02cm" svg:y2="9.581cm"><text:p/></draw:line><draw:line draw:name="Вертикальная линия 122" draw:style-name="gr5" draw:text-style-name="P47" svg:x1="15.768cm" svg:y1="9.468cm" svg:x2="15.768cm" svg:y2="9.581cm"><text:p/></draw:line><draw:line draw:name="Вертикальная линия 123" draw:style-name="gr5" draw:text-style-name="P47" svg:x1="19.784cm" svg:y1="9.468cm" svg:x2="19.784cm" svg:y2="9.581cm"><text:p/></draw:line><draw:line draw:name="Вертикальная линия 124" draw:style-name="gr5" draw:text-style-name="P47" svg:x1="21.46cm" svg:y1="9.468cm" svg:x2="21.46cm" svg:y2="9.581cm"><text:p/></draw:line><draw:line draw:name="Вертикальная линия 125" draw:style-name="gr5" draw:text-style-name="P47" svg:x1="23.183cm" svg:y1="9.468cm" svg:x2="23.183cm" svg:y2="9.581cm"><text:p/></draw:line><draw:line draw:name="Вертикальная линия 126" draw:style-name="gr5" draw:text-style-name="P47" svg:x1="24.878cm" svg:y1="9.468cm" svg:x2="24.878cm" svg:y2="9.581cm"><text:p/></draw:line><draw:line draw:name="Вертикальная линия 127" draw:style-name="gr5" draw:text-style-name="P47" svg:x1="26.594cm" svg:y1="9.468cm" svg:x2="26.594cm" svg:y2="9.581cm"><text:p/></draw:line></draw:g><draw:g draw:name="DrawObject 19" draw:style-name="gr4"><draw:line draw:name="Вертикальная линия 128" draw:style-name="gr5" draw:text-style-name="P47" svg:x1="13.02cm" svg:y1="10.237cm" svg:x2="13.02cm" svg:y2="10.35cm"><text:p/></draw:line><draw:line draw:name="Вертикальная линия 129" draw:style-name="gr5" draw:text-style-name="P47" svg:x1="15.768cm" svg:y1="10.237cm" svg:x2="15.768cm" svg:y2="10.35cm"><text:p/></draw:line><draw:line draw:name="Вертикальная линия 130" draw:style-name="gr5" draw:text-style-name="P47" svg:x1="19.784cm" svg:y1="10.237cm" svg:x2="19.784cm" svg:y2="10.35cm"><text:p/></draw:line><draw:line draw:name="Вертикальная линия 131" draw:style-name="gr5" draw:text-style-name="P47" svg:x1="21.46cm" svg:y1="10.237cm" svg:x2="21.46cm" svg:y2="10.35cm"><text:p/></draw:line><draw:line draw:name="Вертикальная линия 132" draw:style-name="gr5" draw:text-style-name="P47" svg:x1="23.183cm" svg:y1="10.237cm" svg:x2="23.183cm" svg:y2="10.35cm"><text:p/></draw:line><draw:line draw:name="Вертикальная линия 133" draw:style-name="gr5" draw:text-style-name="P47" svg:x1="24.878cm" svg:y1="10.237cm" svg:x2="24.878cm" svg:y2="10.35cm"><text:p/></draw:line><draw:line draw:name="Вертикальная линия 134" draw:style-name="gr5" draw:text-style-name="P47" svg:x1="26.594cm" svg:y1="10.237cm" svg:x2="26.594cm" svg:y2="10.35cm"><text:p/></draw:line></draw:g><draw:g draw:name="DrawObject 20" draw:style-name="gr4"><draw:line draw:name="Вертикальная линия 135" draw:style-name="gr5" draw:text-style-name="P47" svg:x1="13.02cm" svg:y1="10.988cm" svg:x2="13.02cm" svg:y2="11.101cm"><text:p/></draw:line><draw:line draw:name="Вертикальная линия 136" draw:style-name="gr5" draw:text-style-name="P47" svg:x1="15.768cm" svg:y1="10.988cm" svg:x2="15.768cm" svg:y2="11.101cm"><text:p/></draw:line><draw:line draw:name="Вертикальная линия 137" draw:style-name="gr5" draw:text-style-name="P47" svg:x1="19.784cm" svg:y1="10.988cm" svg:x2="19.784cm" svg:y2="11.101cm"><text:p/></draw:line><draw:line draw:name="Вертикальная линия 138" draw:style-name="gr5" draw:text-style-name="P47" svg:x1="21.46cm" svg:y1="10.988cm" svg:x2="21.46cm" svg:y2="11.101cm"><text:p/></draw:line><draw:line draw:name="Вертикальная линия 139" draw:style-name="gr5" draw:text-style-name="P47" svg:x1="23.183cm" svg:y1="10.988cm" svg:x2="23.183cm" svg:y2="11.101cm"><text:p/></draw:line><draw:line draw:name="Вертикальная линия 140" draw:style-name="gr5" draw:text-style-name="P47" svg:x1="24.878cm" svg:y1="10.988cm" svg:x2="24.878cm" svg:y2="11.101cm"><text:p/></draw:line><draw:line draw:name="Вертикальная линия 141" draw:style-name="gr5" draw:text-style-name="P47" svg:x1="26.594cm" svg:y1="10.988cm" svg:x2="26.594cm" svg:y2="11.101cm"><text:p/></draw:line></draw:g><draw:g draw:name="DrawObject 21" draw:style-name="gr4"><draw:line draw:name="Вертикальная линия 142" draw:style-name="gr5" draw:text-style-name="P47" svg:x1="13.02cm" svg:y1="11.757cm" svg:x2="13.02cm" svg:y2="11.87cm"><text:p/></draw:line><draw:line draw:name="Вертикальная линия 143" draw:style-name="gr5" draw:text-style-name="P47" svg:x1="15.768cm" svg:y1="11.757cm" svg:x2="15.768cm" svg:y2="11.87cm"><text:p/></draw:line><draw:line draw:name="Вертикальная линия 144" draw:style-name="gr5" draw:text-style-name="P47" svg:x1="19.784cm" svg:y1="11.757cm" svg:x2="19.784cm" svg:y2="11.87cm"><text:p/></draw:line><draw:line draw:name="Вертикальная линия 145" draw:style-name="gr5" draw:text-style-name="P47" svg:x1="21.46cm" svg:y1="11.757cm" svg:x2="21.46cm" svg:y2="11.87cm"><text:p/></draw:line><draw:line draw:name="Вертикальная линия 146" draw:style-name="gr5" draw:text-style-name="P47" svg:x1="23.183cm" svg:y1="11.757cm" svg:x2="23.183cm" svg:y2="11.87cm"><text:p/></draw:line><draw:line draw:name="Вертикальная линия 147" draw:style-name="gr5" draw:text-style-name="P47" svg:x1="24.878cm" svg:y1="11.757cm" svg:x2="24.878cm" svg:y2="11.87cm"><text:p/></draw:line><draw:line draw:name="Вертикальная линия 148" draw:style-name="gr5" draw:text-style-name="P47" svg:x1="26.594cm" svg:y1="11.757cm" svg:x2="26.594cm" svg:y2="11.87cm"><text:p/></draw:line></draw:g><draw:g draw:name="DrawObject 22" draw:style-name="gr4"><draw:line draw:name="Вертикальная линия 149" draw:style-name="gr5" draw:text-style-name="P47" svg:x1="13.02cm" svg:y1="12.5cm" svg:x2="13.02cm" svg:y2="12.613cm"><text:p/></draw:line><draw:line draw:name="Вертикальная линия 150" draw:style-name="gr5" draw:text-style-name="P47" svg:x1="15.768cm" svg:y1="12.5cm" svg:x2="15.768cm" svg:y2="12.613cm"><text:p/></draw:line><draw:line draw:name="Вертикальная линия 151" draw:style-name="gr5" draw:text-style-name="P47" svg:x1="19.784cm" svg:y1="12.5cm" svg:x2="19.784cm" svg:y2="12.613cm"><text:p/></draw:line><draw:line draw:name="Вертикальная линия 152" draw:style-name="gr5" draw:text-style-name="P47" svg:x1="21.46cm" svg:y1="12.5cm" svg:x2="21.46cm" svg:y2="12.613cm"><text:p/></draw:line><draw:line draw:name="Вертикальная линия 153" draw:style-name="gr5" draw:text-style-name="P47" svg:x1="23.183cm" svg:y1="12.5cm" svg:x2="23.183cm" svg:y2="12.613cm"><text:p/></draw:line><draw:line draw:name="Вертикальная линия 154" draw:style-name="gr5" draw:text-style-name="P47" svg:x1="24.878cm" svg:y1="12.5cm" svg:x2="24.878cm" svg:y2="12.613cm"><text:p/></draw:line><draw:line draw:name="Вертикальная линия 155" draw:style-name="gr5" draw:text-style-name="P47" svg:x1="26.594cm" svg:y1="12.5cm" svg:x2="26.594cm" svg:y2="12.613cm"><text:p/></draw:line></draw:g><draw:g draw:name="DrawObject 23" draw:style-name="gr4"><draw:line draw:name="Вертикальная линия 156" draw:style-name="gr5" draw:text-style-name="P47" svg:x1="13.02cm" svg:y1="13.269cm" svg:x2="13.02cm" svg:y2="13.382cm"><text:p/></draw:line><draw:line draw:name="Вертикальная линия 157" draw:style-name="gr5" draw:text-style-name="P47" svg:x1="15.768cm" svg:y1="13.269cm" svg:x2="15.768cm" svg:y2="13.382cm"><text:p/></draw:line><draw:line draw:name="Вертикальная линия 158" draw:style-name="gr5" draw:text-style-name="P47" svg:x1="19.784cm" svg:y1="13.269cm" svg:x2="19.784cm" svg:y2="13.382cm"><text:p/></draw:line><draw:line draw:name="Вертикальная линия 159" draw:style-name="gr5" draw:text-style-name="P47" svg:x1="21.46cm" svg:y1="13.269cm" svg:x2="21.46cm" svg:y2="13.382cm"><text:p/></draw:line><draw:line draw:name="Вертикальная линия 160" draw:style-name="gr5" draw:text-style-name="P47" svg:x1="23.183cm" svg:y1="13.269cm" svg:x2="23.183cm" svg:y2="13.382cm"><text:p/></draw:line><draw:line draw:name="Вертикальная линия 161" draw:style-name="gr5" draw:text-style-name="P47" svg:x1="24.878cm" svg:y1="13.269cm" svg:x2="24.878cm" svg:y2="13.382cm"><text:p/></draw:line><draw:line draw:name="Вертикальная линия 162" draw:style-name="gr5" draw:text-style-name="P47" svg:x1="26.594cm" svg:y1="13.269cm" svg:x2="26.594cm" svg:y2="13.382cm"><text:p/></draw:line></draw:g><draw:g draw:name="DrawObject 24" draw:style-name="gr4"><draw:line draw:name="Вертикальная линия 163" draw:style-name="gr5" draw:text-style-name="P47" svg:x1="13.02cm" svg:y1="14.028cm" svg:x2="13.02cm" svg:y2="14.141cm"><text:p/></draw:line><draw:line draw:name="Вертикальная линия 164" draw:style-name="gr5" draw:text-style-name="P47" svg:x1="15.768cm" svg:y1="14.028cm" svg:x2="15.768cm" svg:y2="14.141cm"><text:p/></draw:line><draw:line draw:name="Вертикальная линия 165" draw:style-name="gr5" draw:text-style-name="P47" svg:x1="19.784cm" svg:y1="14.028cm" svg:x2="19.784cm" svg:y2="14.141cm"><text:p/></draw:line><draw:line draw:name="Вертикальная линия 166" draw:style-name="gr5" draw:text-style-name="P47" svg:x1="21.46cm" svg:y1="14.028cm" svg:x2="21.46cm" svg:y2="14.141cm"><text:p/></draw:line><draw:line draw:name="Вертикальная линия 167" draw:style-name="gr5" draw:text-style-name="P47" svg:x1="23.183cm" svg:y1="14.028cm" svg:x2="23.183cm" svg:y2="14.141cm"><text:p/></draw:line><draw:line draw:name="Вертикальная линия 168" draw:style-name="gr5" draw:text-style-name="P47" svg:x1="24.878cm" svg:y1="14.028cm" svg:x2="24.878cm" svg:y2="14.141cm"><text:p/></draw:line><draw:line draw:name="Вертикальная линия 169" draw:style-name="gr5" draw:text-style-name="P47" svg:x1="26.594cm" svg:y1="14.028cm" svg:x2="26.594cm" svg:y2="14.141cm"><text:p/></draw:line></draw:g><draw:g draw:name="DrawObject 25" draw:style-name="gr4"><draw:line draw:name="Вертикальная линия 170" draw:style-name="gr5" draw:text-style-name="P47" svg:x1="13.02cm" svg:y1="14.798cm" svg:x2="13.02cm" svg:y2="14.911cm"><text:p/></draw:line><draw:line draw:name="Вертикальная линия 171" draw:style-name="gr5" draw:text-style-name="P47" svg:x1="15.768cm" svg:y1="14.798cm" svg:x2="15.768cm" svg:y2="14.911cm"><text:p/></draw:line><draw:line draw:name="Вертикальная линия 172" draw:style-name="gr5" draw:text-style-name="P47" svg:x1="19.784cm" svg:y1="14.798cm" svg:x2="19.784cm" svg:y2="14.911cm"><text:p/></draw:line><draw:line draw:name="Вертикальная линия 173" draw:style-name="gr5" draw:text-style-name="P47" svg:x1="21.46cm" svg:y1="14.798cm" svg:x2="21.46cm" svg:y2="14.911cm"><text:p/></draw:line><draw:line draw:name="Вертикальная линия 174" draw:style-name="gr5" draw:text-style-name="P47" svg:x1="23.183cm" svg:y1="14.798cm" svg:x2="23.183cm" svg:y2="14.911cm"><text:p/></draw:line><draw:line draw:name="Вертикальная линия 175" draw:style-name="gr5" draw:text-style-name="P47" svg:x1="24.878cm" svg:y1="14.798cm" svg:x2="24.878cm" svg:y2="14.911cm"><text:p/></draw:line><draw:line draw:name="Вертикальная линия 176" draw:style-name="gr5" draw:text-style-name="P47" svg:x1="26.594cm" svg:y1="14.798cm" svg:x2="26.594cm" svg:y2="14.911cm"><text:p/></draw:line></draw:g><draw:g draw:name="DrawObject 26" draw:style-name="gr4"><draw:line draw:name="Вертикальная линия 177" draw:style-name="gr5" draw:text-style-name="P47" svg:x1="13.02cm" svg:y1="15.541cm" svg:x2="13.02cm" svg:y2="15.654cm"><text:p/></draw:line><draw:line draw:name="Вертикальная линия 178" draw:style-name="gr5" draw:text-style-name="P47" svg:x1="15.768cm" svg:y1="15.541cm" svg:x2="15.768cm" svg:y2="15.654cm"><text:p/></draw:line><draw:line draw:name="Вертикальная линия 179" draw:style-name="gr5" draw:text-style-name="P47" svg:x1="19.784cm" svg:y1="15.541cm" svg:x2="19.784cm" svg:y2="15.654cm"><text:p/></draw:line><draw:line draw:name="Вертикальная линия 180" draw:style-name="gr5" draw:text-style-name="P47" svg:x1="21.46cm" svg:y1="15.541cm" svg:x2="21.46cm" svg:y2="15.654cm"><text:p/></draw:line><draw:line draw:name="Вертикальная линия 181" draw:style-name="gr5" draw:text-style-name="P47" svg:x1="23.183cm" svg:y1="15.541cm" svg:x2="23.183cm" svg:y2="15.654cm"><text:p/></draw:line><draw:line draw:name="Вертикальная линия 182" draw:style-name="gr5" draw:text-style-name="P47" svg:x1="24.878cm" svg:y1="15.541cm" svg:x2="24.878cm" svg:y2="15.654cm"><text:p/></draw:line><draw:line draw:name="Вертикальная линия 183" draw:style-name="gr5" draw:text-style-name="P47" svg:x1="26.594cm" svg:y1="15.541cm" svg:x2="26.594cm" svg:y2="15.654cm"><text:p/></draw:line></draw:g><draw:g draw:name="DrawObject 27" draw:style-name="gr4"><draw:line draw:name="Вертикальная линия 184" draw:style-name="gr5" draw:text-style-name="P47" svg:x1="13.02cm" svg:y1="16.31cm" svg:x2="13.02cm" svg:y2="16.423cm"><text:p/></draw:line><draw:line draw:name="Вертикальная линия 185" draw:style-name="gr5" draw:text-style-name="P47" svg:x1="15.768cm" svg:y1="16.31cm" svg:x2="15.768cm" svg:y2="16.423cm"><text:p/></draw:line><draw:line draw:name="Вертикальная линия 186" draw:style-name="gr5" draw:text-style-name="P47" svg:x1="19.784cm" svg:y1="16.31cm" svg:x2="19.784cm" svg:y2="16.423cm"><text:p/></draw:line><draw:line draw:name="Вертикальная линия 187" draw:style-name="gr5" draw:text-style-name="P47" svg:x1="21.46cm" svg:y1="16.31cm" svg:x2="21.46cm" svg:y2="16.423cm"><text:p/></draw:line><draw:line draw:name="Вертикальная линия 188" draw:style-name="gr5" draw:text-style-name="P47" svg:x1="23.183cm" svg:y1="16.31cm" svg:x2="23.183cm" svg:y2="16.423cm"><text:p/></draw:line><draw:line draw:name="Вертикальная линия 189" draw:style-name="gr5" draw:text-style-name="P47" svg:x1="24.878cm" svg:y1="16.31cm" svg:x2="24.878cm" svg:y2="16.423cm"><text:p/></draw:line><draw:line draw:name="Вертикальная линия 190" draw:style-name="gr5" draw:text-style-name="P47" svg:x1="26.594cm" svg:y1="16.31cm" svg:x2="26.594cm" svg:y2="16.423cm"><text:p/></draw:line></draw:g><draw:g draw:name="DrawObject 28" draw:style-name="gr4"><draw:line draw:name="Вертикальная линия 191" draw:style-name="gr5" draw:text-style-name="P47" svg:x1="13.02cm" svg:y1="17.056cm" svg:x2="13.02cm" svg:y2="17.169cm"><text:p/></draw:line><draw:line draw:name="Вертикальная линия 192" draw:style-name="gr5" draw:text-style-name="P47" svg:x1="15.768cm" svg:y1="17.056cm" svg:x2="15.768cm" svg:y2="17.169cm"><text:p/></draw:line><draw:line draw:name="Вертикальная линия 193" draw:style-name="gr5" draw:text-style-name="P47" svg:x1="19.784cm" svg:y1="17.056cm" svg:x2="19.784cm" svg:y2="17.169cm"><text:p/></draw:line><draw:line draw:name="Вертикальная линия 194" draw:style-name="gr5" draw:text-style-name="P47" svg:x1="21.46cm" svg:y1="17.056cm" svg:x2="21.46cm" svg:y2="17.169cm"><text:p/></draw:line><draw:line draw:name="Вертикальная линия 195" draw:style-name="gr5" draw:text-style-name="P47" svg:x1="23.183cm" svg:y1="17.056cm" svg:x2="23.183cm" svg:y2="17.169cm"><text:p/></draw:line><draw:line draw:name="Вертикальная линия 196" draw:style-name="gr5" draw:text-style-name="P47" svg:x1="24.878cm" svg:y1="17.056cm" svg:x2="24.878cm" svg:y2="17.169cm"><text:p/></draw:line><draw:line draw:name="Вертикальная линия 197" draw:style-name="gr5" draw:text-style-name="P47" svg:x1="26.594cm" svg:y1="17.056cm" svg:x2="26.594cm" svg:y2="17.169cm"><text:p/></draw:line></draw:g></draw:g></draw:g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h1" table:number-columns-spanned="4" office:value-type="string">
            <text:p text:style-name="P8"><draw:frame draw:style-name="fr1" draw:name="Врезка3" text:anchor-type="char" svg:x="22.789cm" svg:y="-0.794cm" svg:width="5.639cm" svg:height="0.647cm" draw:z-index="4"><draw:text-box><text:p text:style-name="P1">ГОСТ 3.1407-86 <text:s/>Форма 1а</text:p></draw:text-box></draw:frame></text:p>
          </table:table-cell>
          <table:covered-table-cell/>
          <table:covered-table-cell/>
          <table:covered-table-cell/>
          <table:table-cell table:style-name="Таблица3.h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3.h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Таблица3.h1" table:number-columns-spanned="2" office:value-type="string">
            <text:p text:style-name="P5"/>
          </table:table-cell>
          <table:covered-table-cell/>
          <table:table-cell table:style-name="Таблица3.w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h1" table:number-columns-spanned="4" office:value-type="string">
            <text:p text:style-name="P4">Дубл.</text:p>
          </table:table-cell>
          <table:covered-table-cell/>
          <table:covered-table-cell/>
          <table:covered-table-cell/>
          <table:table-cell table:style-name="Таблица3.h1" table:number-columns-spanned="3" office:value-type="string">
            <text:p text:style-name="P3"/>
          </table:table-cell>
          <table:covered-table-cell/>
          <table:covered-table-cell/>
          <table:table-cell table:style-name="Таблица3.h1" table:number-columns-spanned="3" office:value-type="string">
            <text:p text:style-name="P3"/>
          </table:table-cell>
          <table:covered-table-cell/>
          <table:covered-table-cell/>
          <table:table-cell table:style-name="Таблица3.h1" table:number-columns-spanned="2" office:value-type="string">
            <text:p text:style-name="P3"/>
          </table:table-cell>
          <table:covered-table-cell/>
          <table:table-cell table:style-name="Таблица3.M2" table:number-columns-spanned="7" office:value-type="string">
            <text:p text:style-name="Standard"><text:s text:c="1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T2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h1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Таблица3.h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3.h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3.h1" table:number-columns-spanned="2" office:value-type="string">
            <text:p text:style-name="P3"/>
          </table:table-cell>
          <table:covered-table-cell/>
          <table:table-cell table:style-name="Таблица3.w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h1" table:number-columns-spanned="4" office:value-type="string">
            <text:p text:style-name="P4">Взам.</text:p>
          </table:table-cell>
          <table:covered-table-cell/>
          <table:covered-table-cell/>
          <table:covered-table-cell/>
          <table:table-cell table:style-name="Таблица3.h1" table:number-columns-spanned="3" office:value-type="string">
            <text:p text:style-name="P3"/>
          </table:table-cell>
          <table:covered-table-cell/>
          <table:covered-table-cell/>
          <table:table-cell table:style-name="Таблица3.h1" table:number-columns-spanned="3" office:value-type="string">
            <text:p text:style-name="P3"/>
          </table:table-cell>
          <table:covered-table-cell/>
          <table:covered-table-cell/>
          <table:table-cell table:style-name="Таблица3.h1" table:number-columns-spanned="2" office:value-type="string">
            <text:p text:style-name="P3"/>
          </table:table-cell>
          <table:covered-table-cell/>
          <table:table-cell table:style-name="Таблица3.M3" table:number-rows-spanned="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h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3.h1" table:number-columns-spanned="3" office:value-type="string">
            <text:p text:style-name="P3"/>
          </table:table-cell>
          <table:covered-table-cell/>
          <table:covered-table-cell/>
          <table:table-cell table:style-name="Таблица3.h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3.h1" table:number-columns-spanned="2" office:value-type="string">
            <text:p text:style-name="P3"/>
          </table:table-cell>
          <table:covered-table-cell/>
          <table:table-cell table:style-name="Таблица3.h1" table:number-columns-spanned="2" office:value-type="string">
            <text:p text:style-name="P3"/>
          </table:table-cell>
          <table:covered-table-cell/>
          <table:table-cell table:style-name="Таблица3.h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3.h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3.h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3.h1" table:number-columns-spanned="2" office:value-type="string">
            <text:p text:style-name="P3"/>
          </table:table-cell>
          <table:covered-table-cell/>
          <table:table-cell table:style-name="Таблица3.w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h1" table:number-columns-spanned="4" office:value-type="string">
            <text:p text:style-name="P4">Подл.</text:p>
          </table:table-cell>
          <table:covered-table-cell/>
          <table:covered-table-cell/>
          <table:covered-table-cell/>
          <table:table-cell table:style-name="Таблица3.h1" table:number-columns-spanned="3" office:value-type="string">
            <text:p text:style-name="P2"/>
          </table:table-cell>
          <table:covered-table-cell/>
          <table:covered-table-cell/>
          <table:table-cell table:style-name="Таблица3.h1" table:number-columns-spanned="3" office:value-type="string">
            <text:p text:style-name="P2"/>
          </table:table-cell>
          <table:covered-table-cell/>
          <table:covered-table-cell/>
          <table:table-cell table:style-name="Таблица3.h1" table:number-columns-spanned="2" office:value-type="string">
            <text:p text:style-name="P10"/>
          </table:table-cell>
          <table:covered-table-cell/>
          <table:covered-table-cell table:style-name="Таблица3.M3"/>
          <table:covered-table-cell/>
          <table:covered-table-cell/>
          <table:covered-table-cell/>
          <table:covered-table-cell/>
          <table:covered-table-cell/>
          <table:table-cell table:style-name="Таблица3.h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3.h1" table:number-columns-spanned="3" office:value-type="string">
            <text:p text:style-name="P3"/>
          </table:table-cell>
          <table:covered-table-cell/>
          <table:covered-table-cell/>
          <table:table-cell table:style-name="Таблица3.h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3.h1" table:number-columns-spanned="2" office:value-type="string">
            <text:p text:style-name="P3"/>
          </table:table-cell>
          <table:covered-table-cell/>
          <table:table-cell table:style-name="Таблица3.h1" table:number-columns-spanned="2" office:value-type="string">
            <text:p text:style-name="P3"/>
          </table:table-cell>
          <table:covered-table-cell/>
          <table:table-cell table:style-name="Таблица3.h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3.h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3.h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3.h1" table:number-columns-spanned="2" office:value-type="string">
            <text:p text:style-name="P3"/>
          </table:table-cell>
          <table:covered-table-cell/>
          <table:table-cell table:style-name="Таблица3.w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Таблица3.5">
          <table:table-cell table:style-name="Таблица3.A5" table:number-columns-spanned="40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5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x5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Таблица3.1">
          <table:table-cell table:style-name="Таблица3.A5" office:value-type="string">
            <text:p text:style-name="P15"/>
          </table:table-cell>
          <table:table-cell table:style-name="Таблица3.A5" table:number-columns-spanned="2" office:value-type="string">
            <text:p text:style-name="P15"/>
          </table:table-cell>
          <table:covered-table-cell/>
          <table:table-cell table:style-name="Таблица3.A5" table:number-columns-spanned="3" office:value-type="string">
            <text:p text:style-name="P15"/>
          </table:table-cell>
          <table:covered-table-cell/>
          <table:covered-table-cell/>
          <table:table-cell table:style-name="Таблица3.A5" table:number-columns-spanned="2" office:value-type="string">
            <text:p text:style-name="P15"/>
          </table:table-cell>
          <table:covered-table-cell/>
          <table:table-cell table:style-name="Таблица3.A5" table:number-columns-spanned="3" office:value-type="string">
            <text:p text:style-name="P15"/>
          </table:table-cell>
          <table:covered-table-cell/>
          <table:covered-table-cell/>
          <table:table-cell table:style-name="Таблица3.A5" table:number-columns-spanned="2" office:value-type="string">
            <text:p text:style-name="P15"/>
          </table:table-cell>
          <table:covered-table-cell/>
          <table:table-cell table:style-name="Таблица3.A5" table:number-columns-spanned="2" office:value-type="string">
            <text:p text:style-name="P15"/>
          </table:table-cell>
          <table:covered-table-cell/>
          <table:table-cell table:style-name="Таблица3.A5" office:value-type="string">
            <text:p text:style-name="P15"/>
          </table:table-cell>
          <table:table-cell table:style-name="Таблица3.A5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  <table:table-cell table:style-name="Таблица3.A5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A5" office:value-type="string">
            <text:p text:style-name="P15"/>
          </table:table-cell>
          <table:table-cell table:style-name="Таблица3.c6" table:number-rows-spanned="3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q6" table:number-rows-spanned="3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A6" table:number-rows-spanned="3" office:value-type="string">
            <text:p text:style-name="P15"/>
          </table:table-cell>
        </table:table-row>
        <table:table-row table:style-name="Таблица3.1">
          <table:table-cell table:style-name="Таблица3.h1" office:value-type="string">
            <text:p text:style-name="P3"/>
          </table:table-cell>
          <table:table-cell table:style-name="Таблица3.h1" table:number-columns-spanned="2" office:value-type="string">
            <text:p text:style-name="P3"/>
          </table:table-cell>
          <table:covered-table-cell/>
          <table:table-cell table:style-name="Таблица3.h1" table:number-columns-spanned="3" office:value-type="string">
            <text:p text:style-name="P29"/>
          </table:table-cell>
          <table:covered-table-cell/>
          <table:covered-table-cell/>
          <table:table-cell table:style-name="Таблица3.h1" table:number-columns-spanned="2" office:value-type="string">
            <text:p text:style-name="P3"/>
          </table:table-cell>
          <table:covered-table-cell/>
          <table:table-cell table:style-name="Таблица3.h1" table:number-columns-spanned="3" office:value-type="string">
            <text:p text:style-name="P39"/>
          </table:table-cell>
          <table:covered-table-cell/>
          <table:covered-table-cell/>
          <table:table-cell table:style-name="Таблица3.h1" table:number-columns-spanned="2" office:value-type="string">
            <text:p text:style-name="P29"/>
          </table:table-cell>
          <table:covered-table-cell/>
          <table:table-cell table:style-name="Таблица3.h1" table:number-columns-spanned="2" office:value-type="string">
            <text:p text:style-name="P3"/>
          </table:table-cell>
          <table:covered-table-cell/>
          <table:table-cell table:style-name="Таблица3.h1" office:value-type="string">
            <text:p text:style-name="P3"/>
          </table:table-cell>
          <table:table-cell table:style-name="Таблица3.h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3.h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h1" office:value-type="string">
            <text:p text:style-name="P3"/>
          </table:table-cell>
          <table:covered-table-cell table:style-name="Таблица3.c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q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AA6"/>
        </table:table-row>
        <table:table-row table:style-name="Таблица3.1">
          <table:table-cell table:style-name="Таблица3.h1" office:value-type="string">
            <text:p text:style-name="P3"/>
          </table:table-cell>
          <table:table-cell table:style-name="Таблица3.h1" table:number-columns-spanned="2" office:value-type="string">
            <text:p text:style-name="P3"/>
          </table:table-cell>
          <table:covered-table-cell/>
          <table:table-cell table:style-name="Таблица3.h1" table:number-columns-spanned="3" office:value-type="string">
            <text:p text:style-name="P3"/>
          </table:table-cell>
          <table:covered-table-cell/>
          <table:covered-table-cell/>
          <table:table-cell table:style-name="Таблица3.h1" table:number-columns-spanned="2" office:value-type="string">
            <text:p text:style-name="P3"/>
          </table:table-cell>
          <table:covered-table-cell/>
          <table:table-cell table:style-name="Таблица3.h1" table:number-columns-spanned="3" office:value-type="string">
            <text:p text:style-name="P3"/>
          </table:table-cell>
          <table:covered-table-cell/>
          <table:covered-table-cell/>
          <table:table-cell table:style-name="Таблица3.h1" table:number-columns-spanned="2" office:value-type="string">
            <text:p text:style-name="P3"/>
          </table:table-cell>
          <table:covered-table-cell/>
          <table:table-cell table:style-name="Таблица3.h1" table:number-columns-spanned="2" office:value-type="string">
            <text:p text:style-name="P3"/>
          </table:table-cell>
          <table:covered-table-cell/>
          <table:table-cell table:style-name="Таблица3.h1" office:value-type="string">
            <text:p text:style-name="P3"/>
          </table:table-cell>
          <table:table-cell table:style-name="Таблица3.h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3.h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b8" office:value-type="string">
            <text:p text:style-name="P3"/>
          </table:table-cell>
          <table:covered-table-cell table:style-name="Таблица3.c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q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AA6"/>
        </table:table-row>
        <table:table-row table:style-name="Таблица3.1">
          <table:table-cell table:style-name="Таблица3.A5" table:number-columns-spanned="2" office:value-type="string">
            <text:p text:style-name="P6">К/М</text:p>
          </table:table-cell>
          <table:covered-table-cell/>
          <table:table-cell table:style-name="Таблица3.C9" table:number-columns-spanned="22" office:value-type="string">
            <text:p text:style-name="P30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Y9" table:number-columns-spanned="10" office:value-type="string">
            <text:p text:style-name="P30">Код, обознач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Y9" table:number-columns-spanned="4" office:value-type="string">
            <text:p text:style-name="P30">ОПП</text:p>
          </table:table-cell>
          <table:covered-table-cell/>
          <table:covered-table-cell/>
          <table:covered-table-cell/>
          <table:table-cell table:style-name="Таблица3.Y9" table:number-columns-spanned="6" office:value-type="string">
            <text:p text:style-name="P30">ЕВ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Y9" table:number-columns-spanned="3" office:value-type="string">
            <text:p text:style-name="P30">ЕН</text:p>
          </table:table-cell>
          <table:covered-table-cell/>
          <table:covered-table-cell/>
          <table:table-cell table:style-name="Таблица3.Y9" table:number-columns-spanned="3" office:value-type="string">
            <text:p text:style-name="P30">КИ</text:p>
          </table:table-cell>
          <table:covered-table-cell/>
          <table:covered-table-cell/>
          <table:table-cell table:style-name="Таблица3.y9" table:number-columns-spanned="3" office:value-type="string">
            <text:p text:style-name="P30">Н.расх.</text:p>
          </table:table-cell>
          <table:covered-table-cell/>
          <table:covered-table-cell/>
        </table:table-row>
        <table:table-row table:style-name="Таблица3.1">
          <table:table-cell table:style-name="Таблица3.A5" table:number-columns-spanned="2" office:value-type="string">
            <text:p text:style-name="P6">Р</text:p>
          </table:table-cell>
          <table:covered-table-cell/>
          <table:table-cell table:style-name="Таблица3.w1" table:number-columns-spanned="51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C9" table:number-columns-spanned="2" office:value-type="string">
            <text:p text:style-name="P6">01</text:p>
          </table:table-cell>
          <table:covered-table-cell/>
          <table:table-cell table:style-name="Таблица3.w1" table:number-rows-spanned="17" table:number-columns-spanned="51" office:value-type="string">
            <text:p text:style-name="P37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A5" table:number-columns-spanned="2" office:value-type="string">
            <text:p text:style-name="P6"><text:span text:style-name="T3">0</text:span>2</text:p>
          </table:table-cell>
          <table:covered-table-cell/>
          <table:covered-table-cell table:style-name="Таблица3.w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A5" table:number-columns-spanned="2" office:value-type="string">
            <text:p text:style-name="P6">О03</text:p>
          </table:table-cell>
          <table:covered-table-cell/>
          <table:covered-table-cell table:style-name="Таблица3.w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A5" table:number-columns-spanned="2" office:value-type="string">
            <text:p text:style-name="P6">04</text:p>
          </table:table-cell>
          <table:covered-table-cell/>
          <table:covered-table-cell table:style-name="Таблица3.w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A5" table:number-columns-spanned="2" office:value-type="string">
            <text:p text:style-name="P6">05</text:p>
          </table:table-cell>
          <table:covered-table-cell/>
          <table:covered-table-cell table:style-name="Таблица3.w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A5" table:number-columns-spanned="2" office:value-type="string">
            <text:p text:style-name="P6">06</text:p>
          </table:table-cell>
          <table:covered-table-cell/>
          <table:covered-table-cell table:style-name="Таблица3.w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A5" table:number-columns-spanned="2" office:value-type="string">
            <text:p text:style-name="P6">07</text:p>
          </table:table-cell>
          <table:covered-table-cell/>
          <table:covered-table-cell table:style-name="Таблица3.w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A5" table:number-columns-spanned="2" office:value-type="string">
            <text:p text:style-name="P6">08</text:p>
          </table:table-cell>
          <table:covered-table-cell/>
          <table:covered-table-cell table:style-name="Таблица3.w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A5" table:number-columns-spanned="2" office:value-type="string">
            <text:p text:style-name="P6">09</text:p>
          </table:table-cell>
          <table:covered-table-cell/>
          <table:covered-table-cell table:style-name="Таблица3.w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A5" table:number-columns-spanned="2" office:value-type="string">
            <text:p text:style-name="P6">10</text:p>
          </table:table-cell>
          <table:covered-table-cell/>
          <table:covered-table-cell table:style-name="Таблица3.w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A5" table:number-columns-spanned="2" office:value-type="string">
            <text:p text:style-name="P6">11</text:p>
          </table:table-cell>
          <table:covered-table-cell/>
          <table:covered-table-cell table:style-name="Таблица3.w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A5" table:number-columns-spanned="2" office:value-type="string">
            <text:p text:style-name="P6">Т12</text:p>
          </table:table-cell>
          <table:covered-table-cell/>
          <table:covered-table-cell table:style-name="Таблица3.w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A5" table:number-columns-spanned="2" office:value-type="string">
            <text:p text:style-name="P6">13</text:p>
          </table:table-cell>
          <table:covered-table-cell/>
          <table:covered-table-cell table:style-name="Таблица3.w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A5" table:number-columns-spanned="2" office:value-type="string">
            <text:p text:style-name="P6">14</text:p>
          </table:table-cell>
          <table:covered-table-cell/>
          <table:covered-table-cell table:style-name="Таблица3.w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A5" table:number-columns-spanned="2" office:value-type="string">
            <text:p text:style-name="P6">О15</text:p>
          </table:table-cell>
          <table:covered-table-cell/>
          <table:covered-table-cell table:style-name="Таблица3.w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A5" table:number-columns-spanned="2" office:value-type="string">
            <text:p text:style-name="P6">16</text:p>
          </table:table-cell>
          <table:covered-table-cell/>
          <table:covered-table-cell table:style-name="Таблица3.w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7">
          <table:table-cell table:style-name="Таблица3.A5" table:number-columns-spanned="2" office:value-type="string">
            <text:p text:style-name="P6">Т17</text:p>
          </table:table-cell>
          <table:covered-table-cell/>
          <table:covered-table-cell table:style-name="Таблица3.w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8">
          <table:table-cell table:style-name="Таблица3.A28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28" table:number-columns-spanned="2" office:value-type="string">
            <text:p text:style-name="P15"/>
          </table:table-cell>
          <table:covered-table-cell/>
          <table:table-cell table:style-name="Таблица3.A28" office:value-type="string">
            <text:p text:style-name="P15"/>
          </table:table-cell>
          <table:table-cell table:style-name="Таблица3.A28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Таблица3.A28" table:number-columns-spanned="3" office:value-type="string">
            <text:p text:style-name="P15"/>
          </table:table-cell>
          <table:covered-table-cell/>
          <table:covered-table-cell/>
          <table:table-cell table:style-name="Таблица3.A28" table:number-columns-spanned="3" office:value-type="string">
            <text:p text:style-name="P15"/>
          </table:table-cell>
          <table:covered-table-cell/>
          <table:covered-table-cell/>
          <table:table-cell table:style-name="Таблица3.A28" table:number-columns-spanned="3" office:value-type="string">
            <text:p text:style-name="P15"/>
          </table:table-cell>
          <table:covered-table-cell/>
          <table:covered-table-cell/>
          <table:table-cell table:style-name="Таблица3.A28" table:number-columns-spanned="3" office:value-type="string">
            <text:p text:style-name="P15"/>
          </table:table-cell>
          <table:covered-table-cell/>
          <table:covered-table-cell/>
          <table:table-cell table:style-name="Таблица3.A28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Таблица3.A28" table:number-columns-spanned="2" office:value-type="string">
            <text:p text:style-name="P15"/>
          </table:table-cell>
          <table:covered-table-cell/>
          <table:table-cell table:style-name="Таблица3.A28" table:number-columns-spanned="3" office:value-type="string">
            <text:p text:style-name="P15"/>
          </table:table-cell>
          <table:covered-table-cell/>
          <table:covered-table-cell/>
          <table:table-cell table:style-name="Таблица3.A28" office:value-type="string">
            <text:p text:style-name="P15"/>
          </table:table-cell>
          <table:table-cell table:style-name="Таблица3.A28" table:number-columns-spanned="3" office:value-type="string">
            <text:p text:style-name="P15"/>
          </table:table-cell>
          <table:covered-table-cell/>
          <table:covered-table-cell/>
          <table:table-cell table:style-name="Таблица3.A28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A28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z28" table:number-columns-spanned="2" office:value-type="string">
            <text:p text:style-name="P21"/>
          </table:table-cell>
          <table:covered-table-cell/>
        </table:table-row>
        <table:table-row table:style-name="Таблица3.29">
          <table:table-cell table:style-name="Таблица3.A29" table:number-columns-spanned="5" office:value-type="string">
            <text:p text:style-name="P14">ОК</text:p>
          </table:table-cell>
          <table:covered-table-cell/>
          <table:covered-table-cell/>
          <table:covered-table-cell/>
          <table:covered-table-cell/>
          <table:table-cell table:style-name="Таблица3.A29" table:number-columns-spanned="38" office:value-type="string">
            <text:p text:style-name="P14">Операцион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29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A29" office:value-type="string">
            <text:p text:style-name="P14"/>
          </table:table-cell>
        </table:table-row>
      </table:table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20pt" style:font-size-asian="2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7.502cm"/>
          <style:tab-stop style:position="28.504cm"/>
        </style:tab-stops>
      </style:paragraph-properties>
      <style:text-properties fo:font-size="20pt" style:font-size-asian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>
        <style:tab-stops>
          <style:tab-stop style:position="7.502cm"/>
          <style:tab-stop style:position="28.504cm"/>
        </style:tab-stops>
      </style:paragraph-properties>
      <style:text-properties fo:font-size="18pt" style:font-size-asian="18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8pt" style:font-size-asian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2z0" style:family="text"/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1z0" loext:num-list-format="%1%.%2%." style:num-suffix="." style:num-format="1" text:start-value="50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z0" loext:num-list-format="%1%.%2%." style:num-suffix="." style:num-format="1" text:start-value="50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2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2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005cm" fo:text-indent="-0.635cm" fo:margin-left="1.005cm"/>
        </style:list-level-properties>
        <style:text-properties style:font-name="Times New Roman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545cm" fo:text-indent="-0.635cm" fo:margin-left="3.545cm"/>
        </style:list-level-properties>
        <style:text-properties style:font-name="Wingdings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085cm" fo:text-indent="-0.635cm" fo:margin-left="6.0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355cm" fo:text-indent="-0.635cm" fo:margin-left="7.355cm"/>
        </style:list-level-properties>
        <style:text-properties style:font-name="Wingdings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625cm" fo:text-indent="-0.635cm" fo:margin-left="8.625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895cm" fo:text-indent="-0.635cm" fo:margin-left="9.8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165cm" fo:text-indent="-0.635cm" fo:margin-left="11.1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4z0" loext:num-list-format="%1%.%2%." style:num-suffix="." style:num-format="1" text:start-value="50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801cm" fo:margin-bottom="0.4cm" fo:margin-left="0.501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199cm" fo:margin-bottom="0.4cm" fo:margin-left="0.501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0cm" fo:margin-bottom="0.4cm" fo:margin-left="0.501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Преобразование_20_1" style:display-name="Преобразование 1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          ГОСТ 3</dc:title>
    <meta:initial-creator>Neo5</meta:initial-creator>
    <meta:creation-date>2004-10-26T10:25:00</meta:creation-date>
    <dc:date>2023-11-02T12:14:04.286000000</dc:date>
    <meta:print-date>2005-03-18T11:52:00</meta:print-date>
    <meta:editing-cycles>48</meta:editing-cycles>
    <meta:editing-duration>PT2H45M30S</meta:editing-duration>
    <meta:generator>LibreOffice/7.2.6.2$Windows_X86_64 LibreOffice_project/b0ec3a565991f7569a5a7f5d24fed7f52653d754</meta:generator>
    <meta:document-statistic meta:table-count="3" meta:image-count="0" meta:object-count="0" meta:page-count="4" meta:paragraph-count="78" meta:word-count="107" meta:character-count="562" meta:non-whitespace-character-count="487"/>
  </office:meta>
</office:document-meta>
</file>